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22.00pt" fo:font-weight="bold" fo:font-family="SimSun" style:font-family-asian="SimSun" style:font-family-complex="SimSun" fo:background-color="transparent" style:use-window-font-color="true"/>
    </style:style>
    <style:style style:name="T9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3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5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5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8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8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8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0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1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1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4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6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7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8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22.00pt" fo:font-weight="bold" fo:font-family="SimSun" style:font-family-asian="SimSun" style:font-family-complex="SimSun" fo:background-color="transparent" style:use-window-font-color="true"/>
    </style:style>
    <style:style style:name="T487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4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4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bottom="8.00pt"/>
    </style:style>
    <style:style style:name="P2" style:family="paragraph">
      <style:paragraph-properties fo:line-height="105.00%" fo:text-align="left" fo:margin-bottom="8.00pt"/>
    </style:style>
    <style:style style:name="P3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148028.85pt" style:leader-style="dash" style:leader-text="-"/>
          <style:tab-stop style:position="421116.25pt" style:type="right"/>
          <style:tab-stop style:position="84.20pt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148028.85pt" style:leader-style="dash" style:leader-text="-"/>
          <style:tab-stop style:position="421116.25pt" style:type="right"/>
          <style:tab-stop style:position="84.20pt"/>
        </style:tab-stops>
      </style:paragraph-properties>
    </style:style>
    <style:style style:name="P6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3339.10pt"/>
          <style:tab-stop style:position="421116.25pt" style:type="right"/>
          <style:tab-stop style:position="-5.40p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3339.10pt"/>
          <style:tab-stop style:position="421116.25pt" style:type="right"/>
          <style:tab-stop style:position="-5.40pt"/>
        </style:tab-stops>
      </style:paragraph-properties>
    </style:style>
    <style:style style:name="P9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center"/>
    </style:style>
    <style:style style:name="P20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center"/>
    </style:style>
    <style:style style:name="P23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center"/>
    </style:style>
    <style:style style:name="P29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center"/>
    </style:style>
    <style:style style:name="P32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57" style:family="paragraph">
      <style:paragraph-properties fo:line-height="105.00%" fo:text-align="left" fo:margin-bottom="8.00pt"/>
    </style:style>
    <style:style style:name="P58" style:family="paragraph">
      <style:paragraph-properties fo:line-height="105.00%" fo:text-align="left" fo:margin-bottom="8.00pt"/>
    </style:style>
    <style:style style:name="P59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60" style:family="paragraph">
      <style:paragraph-properties fo:line-height="105.00%" fo:text-align="left" fo:margin-bottom="8.00pt"/>
    </style:style>
    <style:style style:name="P61" style:family="paragraph">
      <style:paragraph-properties fo:line-height="105.00%" fo:text-align="left" fo:margin-bottom="8.00pt"/>
    </style:style>
    <style:style style:name="P62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63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64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65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66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67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68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69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70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71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72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73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74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75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76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77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78" style:family="paragraph">
      <style:paragraph-properties fo:line-height="105.00%" fo:text-align="left" fo:margin-bottom="8.00pt"/>
    </style:style>
    <style:style style:name="P79" style:family="paragraph">
      <style:paragraph-properties fo:line-height="105.00%" fo:text-align="left" fo:margin-bottom="8.00pt"/>
    </style:style>
    <style:style style:name="P80" style:family="paragraph">
      <style:paragraph-properties fo:line-height="105.00%" fo:text-align="left" fo:margin-bottom="8.00pt"/>
    </style:style>
    <style:style style:name="P81" style:family="paragraph">
      <style:paragraph-properties fo:line-height="105.00%" fo:text-align="left" fo:margin-bottom="8.00pt"/>
    </style:style>
    <style:style style:name="P82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83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84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85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86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87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88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89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90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91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92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93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94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95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96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97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98" style:family="paragraph">
      <style:paragraph-properties fo:line-height="105.00%" fo:text-align="left" fo:margin-bottom="8.00pt"/>
    </style:style>
    <style:style style:name="P99" style:family="paragraph">
      <style:paragraph-properties fo:line-height="105.00%" fo:text-align="left" fo:margin-bottom="8.00pt"/>
    </style:style>
    <style:style style:name="P100" style:family="paragraph">
      <style:paragraph-properties fo:line-height="105.00%" fo:text-align="left" fo:margin-bottom="8.00pt"/>
    </style:style>
    <style:style style:name="P101" style:family="paragraph">
      <style:paragraph-properties fo:line-height="105.00%" fo:text-align="left" fo:margin-bottom="8.00pt"/>
    </style:style>
    <style:style style:name="P102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03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04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05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06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07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08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09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10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11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12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13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14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15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16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17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18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19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20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21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22" style:family="paragraph">
      <style:paragraph-properties fo:line-height="105.00%" fo:text-align="left" fo:margin-bottom="8.00pt"/>
    </style:style>
    <style:style style:name="P123" style:family="paragraph">
      <style:paragraph-properties fo:line-height="105.00%" fo:text-align="left" fo:margin-bottom="8.00pt"/>
    </style:style>
    <style:style style:name="P124" style:family="paragraph">
      <style:paragraph-properties fo:line-height="105.00%" fo:text-align="left" fo:margin-bottom="8.00pt"/>
    </style:style>
    <style:style style:name="P125" style:family="paragraph">
      <style:paragraph-properties fo:line-height="105.00%" fo:text-align="left" fo:margin-bottom="8.00pt"/>
    </style:style>
    <style:style style:name="P126" style:family="paragraph">
      <style:paragraph-properties fo:line-height="100.00%" fo:text-align="left" fo:margin-bottom="8.00pt"/>
    </style:style>
    <style:style style:name="P127" style:family="paragraph">
      <style:paragraph-properties fo:line-height="105.00%" fo:text-align="left" fo:margin-bottom="8.00pt"/>
    </style:style>
    <style:style style:name="P128" style:family="paragraph">
      <style:paragraph-properties fo:line-height="100.00%" fo:text-align="left" fo:margin-bottom="8.00pt"/>
    </style:style>
    <style:style style:name="P129" style:family="paragraph">
      <style:paragraph-properties fo:line-height="105.00%" fo:text-align="left" fo:margin-bottom="8.00pt"/>
    </style:style>
    <style:style style:name="P130" style:family="paragraph">
      <style:paragraph-properties fo:line-height="100.00%" fo:text-align="left" fo:margin-bottom="8.00pt"/>
    </style:style>
    <style:style style:name="P131" style:family="paragraph">
      <style:paragraph-properties fo:line-height="105.00%" fo:text-align="left" fo:margin-bottom="8.00pt"/>
    </style:style>
    <style:style style:name="P132" style:family="paragraph">
      <style:paragraph-properties fo:line-height="105.00%" fo:text-align="left" fo:margin-bottom="8.00pt"/>
    </style:style>
    <style:style style:name="TableColumn0100" style:family="table-column">
      <style:table-column-properties style:column-width="1.566667in"/>
    </style:style>
    <style:style style:name="TableColumn0101" style:family="table-column">
      <style:table-column-properties style:column-width="1.566667in"/>
    </style:style>
    <style:style style:name="TableColumn0102" style:family="table-column">
      <style:table-column-properties style:column-width="1.568750in"/>
    </style:style>
    <style:style style:name="TableColumn0103" style:family="table-column">
      <style:table-column-properties style:column-width="1.565972in"/>
    </style:style>
    <style:style style:name="Table01" style:family="table">
      <style:table-properties style:width="6.268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31250in solid #000000" fo:border-left="0.031250in solid #000000" fo:border-right="0.031250in solid #000000" fo:border-bottom="0.031250in solid #000000" fo:padding-left="0.075000in" fo:padding-right="0.075000in" fo:vertical-align="top" fo:background-color="#ffffff"/>
    </style:style>
    <style:style style:name="TableCell010001" style:family="table-cell">
      <style:table-cell-properties fo:border-top="0.031250in solid #000000" fo:border-left="0.031250in solid #000000" fo:border-right="0.031250in solid #000000" fo:border-bottom="0.031250in solid #000000" fo:padding-left="0.075000in" fo:padding-right="0.075000in" fo:vertical-align="top" fo:background-color="#ffffff"/>
    </style:style>
    <style:style style:name="TableCell010002" style:family="table-cell">
      <style:table-cell-properties fo:border-top="0.031250in solid #000000" fo:border-left="0.031250in solid #000000" fo:border-right="0.031250in solid #000000" fo:border-bottom="0.031250in solid #000000" fo:padding-left="0.075000in" fo:padding-right="0.075000in" fo:vertical-align="top" fo:background-color="#ffffff"/>
    </style:style>
    <style:style style:name="TableCell010003" style:family="table-cell">
      <style:table-cell-properties fo:border-top="0.031250in solid #000000" fo:border-left="0.031250in solid #000000" fo:border-right="0.031250in solid #000000" fo:border-bottom="0.031250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31250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101" style:family="table-cell">
      <style:table-cell-properties fo:border-top="0.031250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102" style:family="table-cell">
      <style:table-cell-properties fo:border-top="0.031250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103" style:family="table-cell">
      <style:table-cell-properties fo:border-top="0.031250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2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3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4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5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6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6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7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7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8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8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9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9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9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0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1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2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3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4" style:family="table-row">
      <style:table-row-properties/>
    </style:style>
    <style:style style:name="TableCell011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4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5" style:family="table-row">
      <style:table-row-properties/>
    </style:style>
    <style:style style:name="TableCell011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5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6" style:family="table-row">
      <style:table-row-properties/>
    </style:style>
    <style:style style:name="TableCell011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6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6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7" style:family="table-row">
      <style:table-row-properties/>
    </style:style>
    <style:style style:name="TableCell011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7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7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8" style:family="table-row">
      <style:table-row-properties/>
    </style:style>
    <style:style style:name="TableCell011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8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8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9" style:family="table-row">
      <style:table-row-properties/>
    </style:style>
    <style:style style:name="TableCell0119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9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9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9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20" style:family="table-row">
      <style:table-row-properties/>
    </style:style>
    <style:style style:name="TableCell012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2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2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20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Emanuela Napart</text:span><text:span text:style-name="T2"><text:tab/><text:tab/><text:tab/><text:tab/><text:tab/><text:tab/></text:span><text:span text:style-name="T3">Nr. albumu<text:s/></text:span><text:span text:style-name="T4"><text:tab/><text:tab/><text:tab/><text:tab/><text:tab/><text:tab/><text:tab/><text:tab/><text:tab/><text:tab/><text:tab/></text:span><text:span text:style-name="T5">109681</text:span></text:p>
      <text:p text:style-name="P1"><text:span text:style-name="T6"/></text:p>
      <text:p text:style-name="P2"><text:span text:style-name="T7">Zadanie 1<text:s/></text:span><text:span text:style-name="T8">–</text:span><text:span text:style-name="T9"><text:s/>Wyszukiwanie wzorców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4"><text:span text:style-name="T11">Algorytm</text:span><text:span text:style-name="T12"/></text:p>
          </table:table-cell>
          <table:table-cell table:style-name="TableCell010001">
            <text:p text:style-name="P4"><text:span text:style-name="T13">Tekst</text:span><text:span text:style-name="T14"/></text:p>
          </table:table-cell>
          <table:table-cell table:style-name="TableCell010002">
            <text:p text:style-name="P4"><text:span text:style-name="T15">Wzorzec</text:span><text:span text:style-name="T16"/></text:p>
          </table:table-cell>
          <table:table-cell table:style-name="TableCell010003">
            <text:p text:style-name="P4"><text:span text:style-name="T17">Wynik z konsoli</text:span><text:span text:style-name="T18"/></text:p>
          </table:table-cell>
        </table:table-row>
        <table:table-row table:style-name="TableRow0101">
          <table:table-cell table:style-name="TableCell010100">
            <text:p text:style-name="P7"><text:span text:style-name="T19">Naiwny</text:span><text:span text:style-name="T20"/></text:p>
          </table:table-cell>
          <table:table-cell table:style-name="TableCell010101">
            <text:p text:style-name="P7"><text:span text:style-name="T21">Today the opportunity had finally come.</text:span><text:span text:style-name="T22"/></text:p>
          </table:table-cell>
          <table:table-cell table:style-name="TableCell010102">
            <text:p text:style-name="P7"><text:span text:style-name="T23">opportunity</text:span><text:span text:style-name="T24"/></text:p>
          </table:table-cell>
          <table:table-cell table:style-name="TableCell010103">
            <text:p text:style-name="P7"><text:span text:style-name="T25">Today the opportunity had </text:span></text:p>
            <text:p text:style-name="P7"><text:span text:style-name="T26">^<text:s/></text:span><text:span text:style-name="T27">finally come.</text:span><text:span text:style-name="T28"/></text:p>
          </table:table-cell>
        </table:table-row>
        <table:table-row table:style-name="TableRow0102">
          <table:table-cell table:style-name="TableCell010200">
            <text:p text:style-name="P10"><text:span text:style-name="T29">Naiwny</text:span><text:span text:style-name="T30"/></text:p>
          </table:table-cell>
          <table:table-cell table:style-name="TableCell010201">
            <text:p text:style-name="P10"><text:span text:style-name="T31">Here I am plonking down senseless sentiments because it's easier to do than to work on anything particularly meaningful.</text:span><text:span text:style-name="T32"/></text:p>
          </table:table-cell>
          <table:table-cell table:style-name="TableCell010202">
            <text:p text:style-name="P10"><text:span text:style-name="T33">senseless</text:span><text:span text:style-name="T34"/></text:p>
          </table:table-cell>
          <table:table-cell table:style-name="TableCell010203">
            <text:p text:style-name="P10"><text:span text:style-name="T35">Here I am plonking down senseless sentim</text:span><text:span text:style-name="T36">^</text:span><text:span text:style-name="T37">ents because it's easier to do than to work on anything particularly meaningful.</text:span><text:span text:style-name="T38"/></text:p>
          </table:table-cell>
        </table:table-row>
        <table:table-row table:style-name="TableRow0103">
          <table:table-cell table:style-name="TableCell010300">
            <text:p text:style-name="P12"><text:span text:style-name="T39">Naiwny</text:span><text:span text:style-name="T40"/></text:p>
          </table:table-cell>
          <table:table-cell table:style-name="TableCell010301">
            <text:p text:style-name="P12"><text:span text:style-name="T41">Wandering down the path to the pond had become a daily routine.</text:span><text:span text:style-name="T42"/></text:p>
          </table:table-cell>
          <table:table-cell table:style-name="TableCell010302">
            <text:p text:style-name="P12"><text:span text:style-name="T43">wandering</text:span><text:span text:style-name="T44"/></text:p>
          </table:table-cell>
          <table:table-cell table:style-name="TableCell010303">
            <text:p text:style-name="P12"><text:span text:style-name="T45">Wandering down the<text:s/></text:span><text:span text:style-name="T46">^</text:span><text:span text:style-name="T47">path to the pond had become a daily routine.</text:span><text:span text:style-name="T48"/></text:p>
          </table:table-cell>
        </table:table-row>
        <table:table-row table:style-name="TableRow0104">
          <table:table-cell table:style-name="TableCell010400">
            <text:p text:style-name="P14"><text:span text:style-name="T49">Naiwny</text:span><text:span text:style-name="T50"/></text:p>
          </table:table-cell>
          <table:table-cell table:style-name="TableCell010401">
            <text:p text:style-name="P14"><text:span text:style-name="T51">The chair sat in the corner where it had been for over 25 years.</text:span><text:span text:style-name="T52"/></text:p>
          </table:table-cell>
          <table:table-cell table:style-name="TableCell010402">
            <text:p text:style-name="P14"><text:span text:style-name="T53">chair</text:span><text:span text:style-name="T54"/></text:p>
          </table:table-cell>
          <table:table-cell table:style-name="TableCell010403">
            <text:p text:style-name="P14"><text:span text:style-name="T55">The chair sat in the corn</text:span><text:span text:style-name="T56">^</text:span><text:span text:style-name="T57">er where it had been for over 25 years.</text:span><text:span text:style-name="T58"/></text:p>
          </table:table-cell>
        </table:table-row>
        <table:table-row table:style-name="TableRow0105">
          <table:table-cell table:style-name="TableCell010500">
            <text:p text:style-name="P16"><text:span text:style-name="T59">Naiwny</text:span><text:span text:style-name="T60"/></text:p>
          </table:table-cell>
          <table:table-cell table:style-name="TableCell010501">
            <text:p text:style-name="P16"><text:span text:style-name="T61">They all thought it was a good idea at the time.</text:span><text:span text:style-name="T62"/></text:p>
          </table:table-cell>
          <table:table-cell table:style-name="TableCell010502">
            <text:p text:style-name="P16"><text:span text:style-name="T63">idea</text:span><text:span text:style-name="T64"/></text:p>
          </table:table-cell>
          <table:table-cell table:style-name="TableCell010503">
            <text:p text:style-name="P16"><text:span text:style-name="T65">They all thought it was a good idea at the time.</text:span><text:span text:style-name="T66"><text:s text:c="5"/>^</text:span><text:span text:style-name="T67"/></text:p>
          </table:table-cell>
        </table:table-row>
        <table:table-row table:style-name="TableRow0106">
          <table:table-cell table:style-name="TableCell010600">
            <text:p text:style-name="P18"><text:span text:style-name="T68">Morrisa-Pratta</text:span><text:span text:style-name="T69"/></text:p>
          </table:table-cell>
          <table:table-cell table:style-name="TableCell010601">
            <text:p text:style-name="P18"><text:span text:style-name="T70">Today the opportunity had finally come.</text:span><text:span text:style-name="T71"/></text:p>
          </table:table-cell>
          <table:table-cell table:style-name="TableCell010602">
            <text:p text:style-name="P18"><text:span text:style-name="T72">opportunity</text:span><text:span text:style-name="T73"/></text:p>
          </table:table-cell>
          <table:table-cell table:style-name="TableCell010603">
            <text:p text:style-name="P19"><text:span text:style-name="T74">Position found = 11</text:span><text:span text:style-name="T75"/></text:p>
          </table:table-cell>
        </table:table-row>
        <table:table-row table:style-name="TableRow0107">
          <table:table-cell table:style-name="TableCell010700">
            <text:p text:style-name="P21"><text:span text:style-name="T76">Morrisa-Pratta</text:span><text:span text:style-name="T77"/></text:p>
          </table:table-cell>
          <table:table-cell table:style-name="TableCell010701">
            <text:p text:style-name="P21"><text:span text:style-name="T78">Here I am plonking down senseless sentiments because it's easier to do than to work on anything particularly meaningful.</text:span><text:span text:style-name="T79"/></text:p>
          </table:table-cell>
          <table:table-cell table:style-name="TableCell010702">
            <text:p text:style-name="P21"><text:span text:style-name="T80">senseless</text:span><text:span text:style-name="T81"/></text:p>
          </table:table-cell>
          <table:table-cell table:style-name="TableCell010703">
            <text:p text:style-name="P22"><text:span text:style-name="T82">Position found =<text:s/></text:span><text:span text:style-name="T83">25</text:span><text:span text:style-name="T84"/></text:p>
          </table:table-cell>
        </table:table-row>
        <table:table-row table:style-name="TableRow0108">
          <table:table-cell table:style-name="TableCell010800">
            <text:p text:style-name="P24"><text:span text:style-name="T85">Morrisa-Pratta</text:span><text:span text:style-name="T86"/></text:p>
          </table:table-cell>
          <table:table-cell table:style-name="TableCell010801">
            <text:p text:style-name="P24"><text:span text:style-name="T87">Wandering down the path to the pond had become a daily routine.</text:span><text:span text:style-name="T88"/></text:p>
          </table:table-cell>
          <table:table-cell table:style-name="TableCell010802">
            <text:p text:style-name="P24"><text:span text:style-name="T89">wandering</text:span><text:span text:style-name="T90"/></text:p>
          </table:table-cell>
          <table:table-cell table:style-name="TableCell010803">
            <text:p text:style-name="P25"><text:span text:style-name="T91">Position found =<text:s/></text:span><text:span text:style-name="T92">0</text:span><text:span text:style-name="T93"/></text:p>
          </table:table-cell>
        </table:table-row>
        <table:table-row table:style-name="TableRow0109">
          <table:table-cell table:style-name="TableCell010900">
            <text:p text:style-name="P27"><text:span text:style-name="T94">Morrisa-Pratta</text:span><text:span text:style-name="T95"/></text:p>
          </table:table-cell>
          <table:table-cell table:style-name="TableCell010901">
            <text:p text:style-name="P27"><text:span text:style-name="T96">The chair sat in the corner where it had been for over 25 years.</text:span><text:span text:style-name="T97"/></text:p>
          </table:table-cell>
          <table:table-cell table:style-name="TableCell010902">
            <text:p text:style-name="P27"><text:span text:style-name="T98">chair</text:span><text:span text:style-name="T99"/></text:p>
          </table:table-cell>
          <table:table-cell table:style-name="TableCell010903">
            <text:p text:style-name="P28"><text:span text:style-name="T100">Position found =<text:s/></text:span><text:span text:style-name="T101">5</text:span><text:span text:style-name="T102"/></text:p>
          </table:table-cell>
        </table:table-row>
        <table:table-row table:style-name="TableRow0110">
          <table:table-cell table:style-name="TableCell011000">
            <text:p text:style-name="P30"><text:span text:style-name="T103">Morrisa-Pratta</text:span><text:span text:style-name="T104"/></text:p>
          </table:table-cell>
          <table:table-cell table:style-name="TableCell011001">
            <text:p text:style-name="P30"><text:span text:style-name="T105">They all thought it was a good idea at the time.</text:span><text:span text:style-name="T106"/></text:p>
          </table:table-cell>
          <table:table-cell table:style-name="TableCell011002">
            <text:p text:style-name="P30"><text:span text:style-name="T107">idea</text:span><text:span text:style-name="T108"/></text:p>
          </table:table-cell>
          <table:table-cell table:style-name="TableCell011003">
            <text:p text:style-name="P31"><text:span text:style-name="T109">Position found =<text:s/></text:span><text:span text:style-name="T110">32</text:span><text:span text:style-name="T111"/></text:p>
          </table:table-cell>
        </table:table-row>
        <table:table-row table:style-name="TableRow0111">
          <table:table-cell table:style-name="TableCell011100">
            <text:p text:style-name="P33"><text:span text:style-name="T112">Knutha-Morrisa-Pratta</text:span><text:span text:style-name="T113"/></text:p>
          </table:table-cell>
          <table:table-cell table:style-name="TableCell011101">
            <text:p text:style-name="P33"><text:span text:style-name="T114">Today the opportunity had finally come.</text:span><text:span text:style-name="T115"/></text:p>
          </table:table-cell>
          <table:table-cell table:style-name="TableCell011102">
            <text:p text:style-name="P33"><text:span text:style-name="T116">opportunity</text:span><text:span text:style-name="T117"/></text:p>
          </table:table-cell>
          <table:table-cell table:style-name="TableCell011103">
            <text:p text:style-name="P34"><text:span text:style-name="T118">Today the opportunity had </text:span></text:p>
            <text:p text:style-name="P35"><text:span text:style-name="T119">^<text:s/></text:span><text:span text:style-name="T120">finally come.</text:span><text:span text:style-name="T121"/></text:p>
          </table:table-cell>
        </table:table-row>
        <table:table-row table:style-name="TableRow0112">
          <table:table-cell table:style-name="TableCell011200">
            <text:p text:style-name="P37"><text:span text:style-name="T122">Knutha-Morrisa-Pratta</text:span><text:span text:style-name="T123"/></text:p>
          </table:table-cell>
          <table:table-cell table:style-name="TableCell011201">
            <text:p text:style-name="P37"><text:span text:style-name="T124">Here I am plonking down senseless sentiments because it's easier to do than to work on anything particularly meaningful.</text:span><text:span text:style-name="T125"/></text:p>
          </table:table-cell>
          <table:table-cell table:style-name="TableCell011202">
            <text:p text:style-name="P37"><text:span text:style-name="T126">senseless</text:span><text:span text:style-name="T127"/></text:p>
          </table:table-cell>
          <table:table-cell table:style-name="TableCell011203">
            <text:p text:style-name="P37"><text:span text:style-name="T128">Here I am plonking down senseless sentim</text:span><text:span text:style-name="T129">^</text:span><text:span text:style-name="T130">ents because it's easier to do than to work on anything particularly meaningful.</text:span><text:span text:style-name="T131"/></text:p>
          </table:table-cell>
        </table:table-row>
        <table:table-row table:style-name="TableRow0113">
          <table:table-cell table:style-name="TableCell011300">
            <text:p text:style-name="P39"><text:span text:style-name="T132">Knutha-Morrisa-Pratta</text:span><text:span text:style-name="T133"/></text:p>
          </table:table-cell>
          <table:table-cell table:style-name="TableCell011301">
            <text:p text:style-name="P39"><text:span text:style-name="T134">Wandering down the path to the pond had become a daily routine.</text:span><text:span text:style-name="T135"/></text:p>
          </table:table-cell>
          <table:table-cell table:style-name="TableCell011302">
            <text:p text:style-name="P39"><text:span text:style-name="T136">wandering</text:span><text:span text:style-name="T137"/></text:p>
          </table:table-cell>
          <table:table-cell table:style-name="TableCell011303">
            <text:p text:style-name="P39"><text:span text:style-name="T138">Wandering down the<text:s/></text:span><text:span text:style-name="T139">^</text:span><text:span text:style-name="T140">path to the pond had become a daily routine.</text:span><text:span text:style-name="T141"/></text:p>
          </table:table-cell>
        </table:table-row>
        <table:table-row table:style-name="TableRow0114">
          <table:table-cell table:style-name="TableCell011400">
            <text:p text:style-name="P41"><text:span text:style-name="T142">Knutha-Morrisa-Pratta</text:span><text:span text:style-name="T143"/></text:p>
          </table:table-cell>
          <table:table-cell table:style-name="TableCell011401">
            <text:p text:style-name="P41"><text:span text:style-name="T144">The chair sat in the corner where it had been for over 25 years.</text:span><text:span text:style-name="T145"/></text:p>
          </table:table-cell>
          <table:table-cell table:style-name="TableCell011402">
            <text:p text:style-name="P41"><text:span text:style-name="T146">chair</text:span><text:span text:style-name="T147"/></text:p>
          </table:table-cell>
          <table:table-cell table:style-name="TableCell011403">
            <text:p text:style-name="P41"><text:span text:style-name="T148">The chair sat in the corn</text:span><text:span text:style-name="T149">^</text:span><text:span text:style-name="T150">er where it had been for over 25 years.</text:span><text:span text:style-name="T151"/></text:p>
          </table:table-cell>
        </table:table-row>
        <table:table-row table:style-name="TableRow0115">
          <table:table-cell table:style-name="TableCell011500">
            <text:p text:style-name="P43"><text:span text:style-name="T152">Knutha-Morrisa-Pratta</text:span><text:span text:style-name="T153"/></text:p>
          </table:table-cell>
          <table:table-cell table:style-name="TableCell011501">
            <text:p text:style-name="P43"><text:span text:style-name="T154">They all thought it was a good idea at the time.</text:span><text:span text:style-name="T155"/></text:p>
          </table:table-cell>
          <table:table-cell table:style-name="TableCell011502">
            <text:p text:style-name="P43"><text:span text:style-name="T156">idea</text:span><text:span text:style-name="T157"/></text:p>
          </table:table-cell>
          <table:table-cell table:style-name="TableCell011503">
            <text:p text:style-name="P43"><text:span text:style-name="T158">They all thought it was a good idea at the time.</text:span><text:span text:style-name="T159"><text:s text:c="5"/>^</text:span><text:span text:style-name="T160"/></text:p>
          </table:table-cell>
        </table:table-row>
        <table:table-row table:style-name="TableRow0116">
          <table:table-cell table:style-name="TableCell011600">
            <text:p text:style-name="P45"><text:span text:style-name="T161">Boyera-Moora</text:span><text:span text:style-name="T162"/></text:p>
          </table:table-cell>
          <table:table-cell table:style-name="TableCell011601">
            <text:p text:style-name="P45"><text:span text:style-name="T163">Today the opportunity had finally come.</text:span><text:span text:style-name="T164"/></text:p>
          </table:table-cell>
          <table:table-cell table:style-name="TableCell011602">
            <text:p text:style-name="P45"><text:span text:style-name="T165">opportunity</text:span><text:span text:style-name="T166"/></text:p>
          </table:table-cell>
          <table:table-cell table:style-name="TableCell011603">
            <text:p text:style-name="P46"><text:span text:style-name="T167">Today the opportunity had </text:span></text:p>
            <text:p text:style-name="P47"><text:span text:style-name="T168">^<text:s/></text:span><text:span text:style-name="T169">finally come.</text:span><text:span text:style-name="T170"/></text:p>
          </table:table-cell>
        </table:table-row>
        <table:table-row table:style-name="TableRow0117">
          <table:table-cell table:style-name="TableCell011700">
            <text:p text:style-name="P49"><text:span text:style-name="T171">Boyera-Moora</text:span><text:span text:style-name="T172"/></text:p>
          </table:table-cell>
          <table:table-cell table:style-name="TableCell011701">
            <text:p text:style-name="P49"><text:span text:style-name="T173">Here I am plonking down senseless sentiments because it's easier to do than to work on anything particularly meaningful.</text:span><text:span text:style-name="T174"/></text:p>
          </table:table-cell>
          <table:table-cell table:style-name="TableCell011702">
            <text:p text:style-name="P49"><text:span text:style-name="T175">senseless</text:span><text:span text:style-name="T176"/></text:p>
          </table:table-cell>
          <table:table-cell table:style-name="TableCell011703">
            <text:p text:style-name="P49"><text:span text:style-name="T177">Here I am plonking down senseless sentim</text:span><text:span text:style-name="T178">^</text:span><text:span text:style-name="T179">ents because it's easier to do than to work on anything particularly meaningful.</text:span><text:span text:style-name="T180"/></text:p>
          </table:table-cell>
        </table:table-row>
        <table:table-row table:style-name="TableRow0118">
          <table:table-cell table:style-name="TableCell011800">
            <text:p text:style-name="P51"><text:span text:style-name="T181">Boyera-Moora</text:span><text:span text:style-name="T182"/></text:p>
          </table:table-cell>
          <table:table-cell table:style-name="TableCell011801">
            <text:p text:style-name="P51"><text:span text:style-name="T183">Wandering down the path to the pond had become a daily routine.</text:span><text:span text:style-name="T184"/></text:p>
          </table:table-cell>
          <table:table-cell table:style-name="TableCell011802">
            <text:p text:style-name="P51"><text:span text:style-name="T185">wandering</text:span><text:span text:style-name="T186"/></text:p>
          </table:table-cell>
          <table:table-cell table:style-name="TableCell011803">
            <text:p text:style-name="P51"><text:span text:style-name="T187">Wandering down the<text:s/></text:span><text:span text:style-name="T188">^</text:span><text:span text:style-name="T189">path to the pond had become a daily routine.</text:span><text:span text:style-name="T190"/></text:p>
          </table:table-cell>
        </table:table-row>
        <table:table-row table:style-name="TableRow0119">
          <table:table-cell table:style-name="TableCell011900">
            <text:p text:style-name="P53"><text:span text:style-name="T191">Boyera-Moora</text:span><text:span text:style-name="T192"/></text:p>
          </table:table-cell>
          <table:table-cell table:style-name="TableCell011901">
            <text:p text:style-name="P53"><text:span text:style-name="T193">The chair sat in the corner where it had been for over 25 years.</text:span><text:span text:style-name="T194"/></text:p>
          </table:table-cell>
          <table:table-cell table:style-name="TableCell011902">
            <text:p text:style-name="P53"><text:span text:style-name="T195">chair</text:span><text:span text:style-name="T196"/></text:p>
          </table:table-cell>
          <table:table-cell table:style-name="TableCell011903">
            <text:p text:style-name="P53"><text:span text:style-name="T197">The chair sat in the corn</text:span><text:span text:style-name="T198">^</text:span><text:span text:style-name="T199">er where it had been for over 25 years.</text:span><text:span text:style-name="T200"/></text:p>
          </table:table-cell>
        </table:table-row>
        <table:table-row table:style-name="TableRow0120">
          <table:table-cell table:style-name="TableCell012000">
            <text:p text:style-name="P55"><text:span text:style-name="T201">Boyera-Moora</text:span><text:span text:style-name="T202"/></text:p>
          </table:table-cell>
          <table:table-cell table:style-name="TableCell012001">
            <text:p text:style-name="P55"><text:span text:style-name="T203">They all thought it was a good idea at the time.</text:span><text:span text:style-name="T204"/></text:p>
          </table:table-cell>
          <table:table-cell table:style-name="TableCell012002">
            <text:p text:style-name="P55"><text:span text:style-name="T205">idea</text:span><text:span text:style-name="T206"/></text:p>
          </table:table-cell>
          <table:table-cell table:style-name="TableCell012003">
            <text:p text:style-name="P55"><text:span text:style-name="T207">They all thought it was a good idea at the time.</text:span><text:span text:style-name="T208"><text:s text:c="5"/>^</text:span><text:span text:style-name="T209"/></text:p>
          </table:table-cell>
        </table:table-row>
      </table:table>
      <text:p text:style-name="P57"><text:span text:style-name="T209"/></text:p>
      <text:p text:style-name="P57"><text:span text:style-name="T210">Dyskusja na temat algorytmu<text:s/></text:span><text:span text:style-name="T211">Naiwnego</text:span><text:span text:style-name="T212"/></text:p>
      <text:p text:style-name="P57"><text:span text:style-name="T213">Złożoność obliczeniowa: Jeśli uznamy ilość znaków w przeszukiwanym tekście jako N, a ilość znagów w wzorcu jako M, to złożoność obliczeniowa będzie wynosić N * M. Oznacza to </text:span></text:p>
      <text:p text:style-name="P57"><text:span text:style-name="T213">Zalety: Ma mniejszą złożoność obliczeniową niż niektóre inne algorytmy w przypadku krótkich tekstów, łatwy w implemtentcji.</text:span></text:p>
      <text:p text:style-name="P57"><text:span text:style-name="T213">Wady:</text:span><text:span text:style-name="T214"><text:s/></text:span><text:span text:style-name="T215">Jest to jeden z wolniejszych algorytmów, i nie zbytnio użyteczny w przypadku długich tekstów, lepszy jest np. algorytm<text:s/></text:span><text:span text:style-name="T216">Boyera-Moora</text:span><text:span text:style-name="T217">.</text:span><text:span text:style-name="T218"/></text:p>
      <text:p text:style-name="P58"><text:span text:style-name="T219">Algorytm naiwny przed modyfikacj</text:span><text:span text:style-name="T220">ą<text:s/></text:span><text:span text:style-name="T221">(</text:span><text:a xlink:href="https://eduinf.waw.pl/inf/alg/001_search/0046.php"><text:span text:style-name="T222">https://eduinf.waw.pl/inf/alg/001_search/0046.php</text:span></text:a><text:span text:style-name="T223">)</text:span></text:p>
      <text:p text:style-name="P59"><text:span text:style-name="T224">// Algorytm WWN z wartownikami</text:span></text:p>
      <text:p text:style-name="P59"><text:span text:style-name="T224">// Data:<text:s text:c="3"/>30.05.2008</text:span></text:p>
      <text:p text:style-name="P59"><text:span text:style-name="T224">// (C)2020 mgr Jerzy Wa</text:span><text:span text:style-name="T225">łaszek</text:span></text:p>
      <text:p text:style-name="P59"><text:span text:style-name="T226">//-----------------------------</text:span></text:p>
      <text:p text:style-name="P59"><text:span text:style-name="T227"/></text:p>
      <text:p text:style-name="P59"><text:span text:style-name="T228">#include &lt;iostream&gt;</text:span></text:p>
      <text:p text:style-name="P59"><text:span text:style-name="T228">#include &lt;cstdlib&gt;</text:span></text:p>
      <text:p text:style-name="P59"><text:span text:style-name="T228">#include &lt;time.h&gt;</text:span></text:p>
      <text:p text:style-name="P59"><text:span text:style-name="T229"/></text:p>
      <text:p text:style-name="P59"><text:span text:style-name="T230">using namespace std;</text:span></text:p>
      <text:p text:style-name="P59"><text:span text:style-name="T231"/></text:p>
      <text:p text:style-name="P59"><text:span text:style-name="T232">int main( )</text:span></text:p>
      <text:p text:style-name="P59"><text:span text:style-name="T232">{</text:span></text:p>
      <text:p text:style-name="P59"><text:span text:style-name="T232"><text:s text:c="2"/>string s, p;</text:span></text:p>
      <text:p text:style-name="P59"><text:span text:style-name="T232"><text:s text:c="2"/>int i, j;</text:span></text:p>
      <text:p text:style-name="P59"><text:span text:style-name="T233"/></text:p>
      <text:p text:style-name="P59"><text:span text:style-name="T234"><text:s text:c="2"/>srand ( ( unsigned )time ( NULL ) );</text:span></text:p>
      <text:p text:style-name="P59"><text:span text:style-name="T235"/></text:p>
      <text:p text:style-name="P59"><text:span text:style-name="T236"><text:s text:c="2"/>// generujemy<text:s/></text:span><text:span text:style-name="T237">łańcuch</text:span></text:p>
      <text:p text:style-name="P59"><text:span text:style-name="T238"/></text:p>
      <text:p text:style-name="P59"><text:span text:style-name="T239"><text:s text:c="2"/>s = "";</text:span></text:p>
      <text:p text:style-name="P59"><text:span text:style-name="T239"><text:s text:c="2"/>for( i = 0; i &lt; 60; i++ ) s += char ( 65 + ( rand( ) % 3 ) );</text:span></text:p>
      <text:p text:style-name="P59"><text:span text:style-name="T240"/></text:p>
      <text:p text:style-name="P59"><text:span text:style-name="T241"><text:s text:c="2"/>// generujemy wzorzec</text:span></text:p>
      <text:p text:style-name="P59"><text:span text:style-name="T242"/></text:p>
      <text:p text:style-name="P59"><text:span text:style-name="T243"><text:s text:c="2"/>p = "";</text:span></text:p>
      <text:p text:style-name="P59"><text:span text:style-name="T243"><text:s text:c="2"/>for( i = 0; i &lt; 3; i++ ) p += char ( 65 + ( rand( ) % 3 ) );</text:span></text:p>
      <text:p text:style-name="P59"><text:span text:style-name="T244"/></text:p>
      <text:p text:style-name="P59"><text:span text:style-name="T245"><text:s text:c="2"/>// wypisujemy wzorzec</text:span></text:p>
      <text:p text:style-name="P59"><text:span text:style-name="T246"/></text:p>
      <text:p text:style-name="P59"><text:span text:style-name="T247"><text:s text:c="2"/>cout &lt;&lt; p &lt;&lt; endl; </text:span></text:p>
      <text:p text:style-name="P59"><text:span text:style-name="T248"/></text:p>
      <text:p text:style-name="P59"><text:span text:style-name="T249"><text:s text:c="2"/>// wypisujemy<text:s/></text:span><text:span text:style-name="T250">łańcuch</text:span></text:p>
      <text:p text:style-name="P59"><text:span text:style-name="T251"/></text:p>
      <text:p text:style-name="P59"><text:span text:style-name="T252"><text:s text:c="2"/>cout &lt;&lt; s &lt;&lt; endl;</text:span></text:p>
      <text:p text:style-name="P59"><text:span text:style-name="T253"/></text:p>
      <text:p text:style-name="P59"><text:span text:style-name="T254"><text:s text:c="2"/>// dodajemy wartowników</text:span></text:p>
      <text:p text:style-name="P59"><text:span text:style-name="T255"/></text:p>
      <text:p text:style-name="P59"><text:span text:style-name="T256"><text:s text:c="2"/>s += "X"; p += "Y";</text:span></text:p>
      <text:p text:style-name="P59"><text:span text:style-name="T257"/></text:p>
      <text:p text:style-name="P59"><text:span text:style-name="T258"><text:s text:c="2"/>// szukamy wzorca w<text:s/></text:span><text:span text:style-name="T259">łańcuchu</text:span></text:p>
      <text:p text:style-name="P59"><text:span text:style-name="T260"/></text:p>
      <text:p text:style-name="P59"><text:span text:style-name="T261"><text:s text:c="2"/>for( i = 0; i &lt; 58; i++ )</text:span></text:p>
      <text:p text:style-name="P59"><text:span text:style-name="T261"><text:s text:c="2"/>{</text:span></text:p>
      <text:p text:style-name="P59"><text:span text:style-name="T261"><text:s text:c="4"/>for( j = 0; s [ i + j ] == p [ j ]; j++ ) ;</text:span></text:p>
      <text:p text:style-name="P59"><text:span text:style-name="T261"><text:s text:c="4"/>cout &lt;&lt; ( j == 3 ? "^": " " );</text:span></text:p>
      <text:p text:style-name="P59"><text:span text:style-name="T261"><text:s text:c="2"/>}</text:span></text:p>
      <text:p text:style-name="P59"><text:span text:style-name="T262"/></text:p>
      <text:p text:style-name="P59"><text:span text:style-name="T263"><text:s text:c="2"/>cout &lt;&lt; endl &lt;&lt; endl;</text:span></text:p>
      <text:p text:style-name="P59"><text:span text:style-name="T263"><text:s text:c="2"/>return 0;</text:span></text:p>
      <text:p text:style-name="P59"><text:span text:style-name="T263">} </text:span></text:p>
      <text:p text:style-name="P60"><text:span text:style-name="T264"/></text:p>
      <text:p text:style-name="P61"><text:span text:style-name="T265">Algorytm naiwny po modyfikacji </text:span></text:p>
      <text:p text:style-name="P61"><text:span text:style-name="T266">// Algorytm WWN z wartownikami</text:span></text:p>
      <text:p text:style-name="P61"><text:span text:style-name="T266">// Data:<text:s text:c="3"/>30.05.2008</text:span></text:p>
      <text:p text:style-name="P61"><text:span text:style-name="T266">// (C)2020 mgr Jerzy Wa</text:span><text:span text:style-name="T267">łaszek</text:span></text:p>
      <text:p text:style-name="P61"><text:span text:style-name="T267">//-----------------------------</text:span></text:p>
      <text:p text:style-name="P61"><text:span text:style-name="T267"/></text:p>
      <text:p text:style-name="P61"><text:span text:style-name="T267">#include &lt;iostream&gt;</text:span></text:p>
      <text:p text:style-name="P61"><text:span text:style-name="T267">#include &lt;cstdlib&gt;</text:span></text:p>
      <text:p text:style-name="P61"><text:span text:style-name="T267">#include &lt;time.h&gt;</text:span></text:p>
      <text:p text:style-name="P61"><text:span text:style-name="T267"/></text:p>
      <text:p text:style-name="P61"><text:span text:style-name="T267">using namespace std;</text:span></text:p>
      <text:p text:style-name="P61"><text:span text:style-name="T267">int main( )</text:span></text:p>
      <text:p text:style-name="P61"><text:span text:style-name="T267">{</text:span></text:p>
      <text:p text:style-name="P61"><text:span text:style-name="T267"><text:s text:c="2"/>string s, p;</text:span></text:p>
      <text:p text:style-name="P61"><text:span text:style-name="T267"><text:s text:c="2"/>int i, j;</text:span></text:p>
      <text:p text:style-name="P61"><text:span text:style-name="T267"/></text:p>
      <text:p text:style-name="P61"><text:span text:style-name="T267"><text:s text:c="2"/>srand ( ( unsigned )time ( NULL ) );</text:span></text:p>
      <text:p text:style-name="P61"><text:span text:style-name="T267"/></text:p>
      <text:p text:style-name="P61"><text:span text:style-name="T267"><text:s text:c="2"/>// generujemy łańcuch</text:span></text:p>
      <text:p text:style-name="P61"><text:span text:style-name="T267"><text:s text:c="2"/>s = "Today the opportunity had finally come.";</text:span></text:p>
      <text:p text:style-name="P61"><text:span text:style-name="T267"><text:s text:c="2"/>const int N = s.length();</text:span></text:p>
      <text:p text:style-name="P61"><text:span text:style-name="T267"/></text:p>
      <text:p text:style-name="P61"><text:span text:style-name="T267"><text:s text:c="2"/>// generujemy wzorzec</text:span></text:p>
      <text:p text:style-name="P61"><text:span text:style-name="T267"><text:s text:c="2"/>p = "opportunity";</text:span></text:p>
      <text:p text:style-name="P61"><text:span text:style-name="T267"><text:s text:c="2"/>const int M = p.length();</text:span></text:p>
      <text:p text:style-name="P61"><text:span text:style-name="T267"/></text:p>
      <text:p text:style-name="P61"><text:span text:style-name="T267"><text:s text:c="2"/>// wypisujemy wzorzec</text:span></text:p>
      <text:p text:style-name="P61"><text:span text:style-name="T267"><text:s text:c="2"/>cout &lt;&lt; p &lt;&lt; endl; </text:span></text:p>
      <text:p text:style-name="P61"><text:span text:style-name="T267"/></text:p>
      <text:p text:style-name="P61"><text:span text:style-name="T267"><text:s text:c="2"/>// wypisujemy łańcuch</text:span></text:p>
      <text:p text:style-name="P61"><text:span text:style-name="T267"><text:s text:c="2"/>cout &lt;&lt; s &lt;&lt; endl;</text:span></text:p>
      <text:p text:style-name="P61"><text:span text:style-name="T267"/></text:p>
      <text:p text:style-name="P61"><text:span text:style-name="T267"><text:s text:c="2"/>// dodajemy wartowników</text:span></text:p>
      <text:p text:style-name="P61"><text:span text:style-name="T267"><text:s text:c="2"/>s += "X"; p += "Y";</text:span></text:p>
      <text:p text:style-name="P61"><text:span text:style-name="T267"/></text:p>
      <text:p text:style-name="P61"><text:span text:style-name="T267"><text:s text:c="2"/>// szukamy wzorca w łańcuchu</text:span></text:p>
      <text:p text:style-name="P61"><text:span text:style-name="T267"><text:s text:c="2"/>for( i = 0; i &lt; N; i++ )</text:span></text:p>
      <text:p text:style-name="P61"><text:span text:style-name="T267"><text:s text:c="2"/>{</text:span></text:p>
      <text:p text:style-name="P61"><text:span text:style-name="T267"><text:s text:c="4"/>for( j = 0; s [ i + j ] == p [ j ]; j++ ) ;</text:span></text:p>
      <text:p text:style-name="P61"><text:span text:style-name="T267"><text:s text:c="4"/>cout &lt;&lt; ( j == M ? "^": " " );</text:span></text:p>
      <text:p text:style-name="P61"><text:span text:style-name="T267"><text:s text:c="2"/>}</text:span></text:p>
      <text:p text:style-name="P61"><text:span text:style-name="T267"/></text:p>
      <text:p text:style-name="P61"><text:span text:style-name="T267"><text:s text:c="2"/>cout &lt;&lt; endl &lt;&lt; endl;</text:span></text:p>
      <text:p text:style-name="P61"><text:span text:style-name="T267"><text:s text:c="2"/>return 0;</text:span></text:p>
      <text:p text:style-name="P61"><text:span text:style-name="T267">}<text:s/></text:span><text:span text:style-name="T268"/></text:p>
      <text:p text:style-name="P61"><text:span text:style-name="T269">Algorytm Morrisa-Pratta przed modyfikacj</text:span><text:span text:style-name="T270">ą<text:s/></text:span><text:span text:style-name="T271">(</text:span><text:a xlink:href="https://eduinf.waw.pl/inf/alg/001_search/0048.php"><text:span text:style-name="T272">https://eduinf.waw.pl/inf/alg/001_search/0048.php</text:span></text:a><text:span text:style-name="T273">)</text:span></text:p>
      <text:p text:style-name="P62"><text:span text:style-name="T274">// Wyszukiwanie wzorca algorytmem MP</text:span></text:p>
      <text:p text:style-name="P62"><text:span text:style-name="T274">// Data:<text:s text:c="2"/>3.06.2008</text:span></text:p>
      <text:p text:style-name="P62"><text:span text:style-name="T274">// (C)2020 mgr Jerzy Wa</text:span><text:span text:style-name="T275">łaszek</text:span></text:p>
      <text:p text:style-name="P62"><text:span text:style-name="T276">//-----------------------------</text:span></text:p>
      <text:p text:style-name="P62"><text:span text:style-name="T277"/></text:p>
      <text:p text:style-name="P62"><text:span text:style-name="T278">#include &lt;iostream&gt;</text:span></text:p>
      <text:p text:style-name="P62"><text:span text:style-name="T278">#include &lt;string&gt;</text:span></text:p>
      <text:p text:style-name="P62"><text:span text:style-name="T278">#include &lt;cstdlib&gt;</text:span></text:p>
      <text:p text:style-name="P62"><text:span text:style-name="T278">#include &lt;time.h&gt;</text:span></text:p>
      <text:p text:style-name="P62"><text:span text:style-name="T279"/></text:p>
      <text:p text:style-name="P63"><text:span text:style-name="T280">using namespace std;</text:span></text:p>
      <text:p text:style-name="P63"><text:span text:style-name="T281"/></text:p>
      <text:p text:style-name="P64"><text:span text:style-name="T282">const int N = 79;<text:s text:c="2"/>// d</text:span><text:span text:style-name="T283">ługość łańcucha s</text:span></text:p>
      <text:p text:style-name="P64"><text:span text:style-name="T284">const int M =<text:s text:c="2"/>5;<text:s text:c="2"/>// d</text:span><text:span text:style-name="T285">ługość wzorca p</text:span></text:p>
      <text:p text:style-name="P64"><text:span text:style-name="T286"/></text:p>
      <text:p text:style-name="P65"><text:span text:style-name="T287">int main( )</text:span></text:p>
      <text:p text:style-name="P65"><text:span text:style-name="T287">{</text:span></text:p>
      <text:p text:style-name="P65"><text:span text:style-name="T287"><text:s text:c="2"/>string s, p;</text:span></text:p>
      <text:p text:style-name="P65"><text:span text:style-name="T287"><text:s text:c="2"/>int PI [ M + 1 ], i, b, pp;</text:span></text:p>
      <text:p text:style-name="P65"><text:span text:style-name="T288"/></text:p>
      <text:p text:style-name="P65"><text:span text:style-name="T289"><text:s text:c="2"/>srand ( ( unsigned )time ( NULL ) );</text:span></text:p>
      <text:p text:style-name="P65"><text:span text:style-name="T290"/></text:p>
      <text:p text:style-name="P66"><text:span text:style-name="T291"><text:s text:c="2"/>// generujemy<text:s/></text:span><text:span text:style-name="T292">łańcuch s</text:span></text:p>
      <text:p text:style-name="P66"><text:span text:style-name="T293"/></text:p>
      <text:p text:style-name="P67"><text:span text:style-name="T294"><text:s text:c="2"/>s = "";</text:span></text:p>
      <text:p text:style-name="P67"><text:span text:style-name="T294"><text:s text:c="2"/>for( i = 0; i &lt; N; i++ ) s += 65 + rand( ) % 2;</text:span></text:p>
      <text:p text:style-name="P67"><text:span text:style-name="T295"/></text:p>
      <text:p text:style-name="P68"><text:span text:style-name="T296"><text:s text:c="2"/>// generujemy wzorzec</text:span></text:p>
      <text:p text:style-name="P68"><text:span text:style-name="T297"/></text:p>
      <text:p text:style-name="P69"><text:span text:style-name="T298"><text:s text:c="2"/>p = "";</text:span></text:p>
      <text:p text:style-name="P69"><text:span text:style-name="T298"><text:s text:c="2"/>for( i = 0; i &lt; M; i++ ) p += 65 + rand( ) % 2;</text:span></text:p>
      <text:p text:style-name="P69"><text:span text:style-name="T299"/></text:p>
      <text:p text:style-name="P70"><text:span text:style-name="T300"><text:s text:c="2"/>// dla wzorca obliczamy tablic</text:span><text:span text:style-name="T301">ę PI [ ] </text:span></text:p>
      <text:p text:style-name="P70"><text:span text:style-name="T302"/></text:p>
      <text:p text:style-name="P71"><text:span text:style-name="T303"><text:s text:c="2"/>PI [ 0 ] = b = -1;</text:span></text:p>
      <text:p text:style-name="P71"><text:span text:style-name="T303"><text:s text:c="2"/>for( i = 1; i &lt;= M; i++ )</text:span></text:p>
      <text:p text:style-name="P71"><text:span text:style-name="T303"><text:s text:c="2"/>{</text:span></text:p>
      <text:p text:style-name="P71"><text:span text:style-name="T303"><text:s text:c="4"/>while( ( b &gt; -1 ) &amp;&amp; ( p [ b ] != p [ i - 1 ] ) ) b = PI [ b ];</text:span></text:p>
      <text:p text:style-name="P71"><text:span text:style-name="T303"><text:s text:c="4"/>PI [ i ] = ++b;</text:span></text:p>
      <text:p text:style-name="P71"><text:span text:style-name="T303"><text:s text:c="2"/>}</text:span></text:p>
      <text:p text:style-name="P71"><text:span text:style-name="T304"/></text:p>
      <text:p text:style-name="P72"><text:span text:style-name="T305"><text:s text:c="2"/>// wypisujemy wzorzec</text:span></text:p>
      <text:p text:style-name="P72"><text:span text:style-name="T306"/></text:p>
      <text:p text:style-name="P73"><text:span text:style-name="T307"><text:s text:c="2"/>cout &lt;&lt; p &lt;&lt; endl;</text:span></text:p>
      <text:p text:style-name="P73"><text:span text:style-name="T308"/></text:p>
      <text:p text:style-name="P74"><text:span text:style-name="T309"><text:s text:c="2"/>// wypisujemy<text:s/></text:span><text:span text:style-name="T310">łańcuch s</text:span></text:p>
      <text:p text:style-name="P74"><text:span text:style-name="T311"/></text:p>
      <text:p text:style-name="P75"><text:span text:style-name="T312"><text:s text:c="2"/>cout &lt;&lt; s;</text:span></text:p>
      <text:p text:style-name="P75"><text:span text:style-name="T313"/></text:p>
      <text:p text:style-name="P76"><text:span text:style-name="T314"><text:s text:c="2"/>// poszukujemy pozycji wzorca w<text:s/></text:span><text:span text:style-name="T315">łańcuchu</text:span></text:p>
      <text:p text:style-name="P76"><text:span text:style-name="T316"/></text:p>
      <text:p text:style-name="P77"><text:span text:style-name="T317"><text:s text:c="2"/>pp = b = 0;</text:span></text:p>
      <text:p text:style-name="P77"><text:span text:style-name="T317"><text:s text:c="2"/>for( i = 0; i &lt; N; i++ )</text:span></text:p>
      <text:p text:style-name="P77"><text:span text:style-name="T317"><text:s text:c="2"/>{</text:span></text:p>
      <text:p text:style-name="P77"><text:span text:style-name="T317"><text:s text:c="4"/>while( ( b &gt; -1 ) &amp;&amp; ( p [ b ] != s [ i ] ) ) b = PI [ b ];</text:span></text:p>
      <text:p text:style-name="P77"><text:span text:style-name="T317"><text:s text:c="4"/>if( ++b == M )</text:span></text:p>
      <text:p text:style-name="P77"><text:span text:style-name="T317"><text:s text:c="4"/>{</text:span></text:p>
      <text:p text:style-name="P77"><text:span text:style-name="T317"><text:s text:c="6"/>while( pp &lt; i - b + 1 )</text:span></text:p>
      <text:p text:style-name="P77"><text:span text:style-name="T317"><text:s text:c="6"/>{</text:span></text:p>
      <text:p text:style-name="P77"><text:span text:style-name="T317"><text:s text:c="8"/>cout &lt;&lt; " "; pp++;</text:span></text:p>
      <text:p text:style-name="P77"><text:span text:style-name="T317"><text:s text:c="6"/>}</text:span></text:p>
      <text:p text:style-name="P77"><text:span text:style-name="T317"><text:s text:c="6"/>cout &lt;&lt; "^"; pp++;</text:span></text:p>
      <text:p text:style-name="P77"><text:span text:style-name="T317"><text:s text:c="6"/>b = PI [ b ];</text:span></text:p>
      <text:p text:style-name="P77"><text:span text:style-name="T317"><text:s text:c="4"/>}</text:span></text:p>
      <text:p text:style-name="P77"><text:span text:style-name="T317"><text:s text:c="2"/>}</text:span></text:p>
      <text:p text:style-name="P77"><text:span text:style-name="T317"><text:s text:c="2"/>cout &lt;&lt; endl;</text:span></text:p>
      <text:p text:style-name="P77"><text:span text:style-name="T317"><text:s text:c="2"/>return 0;</text:span></text:p>
      <text:p text:style-name="P77"><text:span text:style-name="T317">} </text:span></text:p>
      <text:p text:style-name="P78"><text:span text:style-name="T318"/></text:p>
      <text:p text:style-name="P79"><text:span text:style-name="T319">Algorytm Morrisa-Pratta po modyfikacji </text:span></text:p>
      <text:p text:style-name="P80"><text:span text:style-name="T320">// Wyszukiwanie wzorca algorytmem MP</text:span></text:p>
      <text:p text:style-name="P80"><text:span text:style-name="T320">// Data:<text:s text:c="2"/>3.06.2008</text:span></text:p>
      <text:p text:style-name="P80"><text:span text:style-name="T320">// (C)2020 mgr Jerzy Wa</text:span><text:span text:style-name="T321">łaszek</text:span></text:p>
      <text:p text:style-name="P80"><text:span text:style-name="T322">//-----------------------------</text:span></text:p>
      <text:p text:style-name="P80"><text:span text:style-name="T323"/></text:p>
      <text:p text:style-name="P80"><text:span text:style-name="T324">#include &lt;iostream&gt;</text:span></text:p>
      <text:p text:style-name="P80"><text:span text:style-name="T324">#include &lt;string&gt;</text:span></text:p>
      <text:p text:style-name="P80"><text:span text:style-name="T324">#include &lt;cstdlib&gt;</text:span></text:p>
      <text:p text:style-name="P80"><text:span text:style-name="T324">#include &lt;time.h&gt;</text:span></text:p>
      <text:p text:style-name="P80"><text:span text:style-name="T325"/></text:p>
      <text:p text:style-name="P80"><text:span text:style-name="T326">using namespace std;</text:span></text:p>
      <text:p text:style-name="P80"><text:span text:style-name="T327"/></text:p>
      <text:p text:style-name="P80"><text:span text:style-name="T328">int main()</text:span></text:p>
      <text:p text:style-name="P80"><text:span text:style-name="T328">{</text:span></text:p>
      <text:p text:style-name="P80"><text:span text:style-name="T328"><text:s text:c="4"/>string s, p;</text:span></text:p>
      <text:p text:style-name="P80"><text:span text:style-name="T329"/></text:p>
      <text:p text:style-name="P80"><text:span text:style-name="T330"><text:s text:c="4"/>// generujemy<text:s/></text:span><text:span text:style-name="T331">łańcuch s</text:span></text:p>
      <text:p text:style-name="P80"><text:span text:style-name="T332"><text:s text:c="4"/>s = "Today the opportunity had finally come.";</text:span></text:p>
      <text:p text:style-name="P80"><text:span text:style-name="T332"><text:s text:c="4"/>const int N = s.length();</text:span></text:p>
      <text:p text:style-name="P80"><text:span text:style-name="T333"/></text:p>
      <text:p text:style-name="P80"><text:span text:style-name="T334"><text:s text:c="4"/>// generujemy wzorzec</text:span></text:p>
      <text:p text:style-name="P80"><text:span text:style-name="T334"><text:s text:c="4"/>p = "opportunity";</text:span></text:p>
      <text:p text:style-name="P80"><text:span text:style-name="T334"><text:s text:c="4"/>const int M = p.length();</text:span></text:p>
      <text:p text:style-name="P80"><text:span text:style-name="T335"/></text:p>
      <text:p text:style-name="P80"><text:span text:style-name="T336"><text:s text:c="4"/>int i, b, pp;</text:span></text:p>
      <text:p text:style-name="P80"><text:span text:style-name="T336"><text:s text:c="4"/>int* PI = new int[M + 1];</text:span></text:p>
      <text:p text:style-name="P80"><text:span text:style-name="T337"/></text:p>
      <text:p text:style-name="P80"><text:span text:style-name="T338"><text:s text:c="4"/>srand((unsigned)time(NULL));</text:span></text:p>
      <text:p text:style-name="P80"><text:span text:style-name="T339"/></text:p>
      <text:p text:style-name="P80"><text:span text:style-name="T340"><text:s text:c="4"/>// dla wzorca obliczamy tablic</text:span><text:span text:style-name="T341">ę PI [ ] </text:span></text:p>
      <text:p text:style-name="P80"><text:span text:style-name="T342"/></text:p>
      <text:p text:style-name="P80"><text:span text:style-name="T343"><text:s text:c="4"/>PI[0] = b = -1;</text:span></text:p>
      <text:p text:style-name="P80"><text:span text:style-name="T343"><text:s text:c="4"/>for (i = 1; i &lt;= M; i++)</text:span></text:p>
      <text:p text:style-name="P80"><text:span text:style-name="T343"><text:s text:c="4"/>{</text:span></text:p>
      <text:p text:style-name="P80"><text:span text:style-name="T343"><text:s text:c="8"/>while ((b &gt; -1) &amp;&amp; (p[b] != p[i - 1]))</text:span></text:p>
      <text:p text:style-name="P80"><text:span text:style-name="T343"><text:s text:c="8"/>{</text:span></text:p>
      <text:p text:style-name="P80"><text:span text:style-name="T343"><text:s text:c="12"/>b = PI[b];</text:span></text:p>
      <text:p text:style-name="P80"><text:span text:style-name="T343"><text:s text:c="8"/>}</text:span></text:p>
      <text:p text:style-name="P80"><text:span text:style-name="T344"/></text:p>
      <text:p text:style-name="P80"><text:span text:style-name="T345"><text:s text:c="8"/>PI[i] = ++b;<text:s text:c="8"/></text:span></text:p>
      <text:p text:style-name="P80"><text:span text:style-name="T345"><text:s text:c="4"/>}</text:span></text:p>
      <text:p text:style-name="P80"><text:span text:style-name="T345"><text:s text:c="4"/></text:span></text:p>
      <text:p text:style-name="P80"><text:span text:style-name="T345"><text:s text:c="4"/>// wypisujemy wzorzec</text:span></text:p>
      <text:p text:style-name="P80"><text:span text:style-name="T346"/></text:p>
      <text:p text:style-name="P80"><text:span text:style-name="T347"><text:s text:c="4"/>cout &lt;&lt; p &lt;&lt; endl;</text:span></text:p>
      <text:p text:style-name="P80"><text:span text:style-name="T348"/></text:p>
      <text:p text:style-name="P80"><text:span text:style-name="T349"><text:s text:c="4"/>// wypisujemy<text:s/></text:span><text:span text:style-name="T350">łańcuch s</text:span></text:p>
      <text:p text:style-name="P80"><text:span text:style-name="T351"/></text:p>
      <text:p text:style-name="P80"><text:span text:style-name="T352"><text:s text:c="4"/>cout &lt;&lt; s;</text:span></text:p>
      <text:p text:style-name="P80"><text:span text:style-name="T353"/></text:p>
      <text:p text:style-name="P80"><text:span text:style-name="T354"><text:s text:c="4"/>// poszukujemy pozycji wzorca w<text:s/></text:span><text:span text:style-name="T355">łańcuchu</text:span></text:p>
      <text:p text:style-name="P80"><text:span text:style-name="T356"/></text:p>
      <text:p text:style-name="P80"><text:span text:style-name="T357"><text:s text:c="4"/>pp = b = 0;</text:span></text:p>
      <text:p text:style-name="P80"><text:span text:style-name="T357"><text:s text:c="4"/>for (i = 0; i &lt; N; i++)</text:span></text:p>
      <text:p text:style-name="P80"><text:span text:style-name="T357"><text:s text:c="4"/>{<text:s text:c="8"/></text:span></text:p>
      <text:p text:style-name="P80"><text:span text:style-name="T357"><text:s text:c="8"/>while ((b &gt; -1) &amp;&amp; (p[b] != s[i]))</text:span></text:p>
      <text:p text:style-name="P80"><text:span text:style-name="T357"><text:s text:c="8"/>{</text:span></text:p>
      <text:p text:style-name="P80"><text:span text:style-name="T357"><text:s text:c="12"/>b = PI[b];</text:span></text:p>
      <text:p text:style-name="P80"><text:span text:style-name="T357"><text:s text:c="8"/>}</text:span></text:p>
      <text:p text:style-name="P80"><text:span text:style-name="T358"/></text:p>
      <text:p text:style-name="P80"><text:span text:style-name="T359"><text:s text:c="8"/>if (++b == M)</text:span></text:p>
      <text:p text:style-name="P80"><text:span text:style-name="T359"><text:s text:c="8"/>{</text:span></text:p>
      <text:p text:style-name="P80"><text:span text:style-name="T359"><text:s text:c="12"/>while (pp &lt; i - b + 1)</text:span></text:p>
      <text:p text:style-name="P80"><text:span text:style-name="T359"><text:s text:c="12"/>{</text:span></text:p>
      <text:p text:style-name="P80"><text:span text:style-name="T359"><text:s text:c="16"/>cout &lt;&lt; " "; </text:span></text:p>
      <text:p text:style-name="P80"><text:span text:style-name="T359"><text:s text:c="16"/>pp++;</text:span></text:p>
      <text:p text:style-name="P80"><text:span text:style-name="T359"><text:s text:c="12"/>}</text:span></text:p>
      <text:p text:style-name="P80"><text:span text:style-name="T360"/></text:p>
      <text:p text:style-name="P80"><text:span text:style-name="T361"><text:s text:c="12"/>cout &lt;&lt; "^"; </text:span></text:p>
      <text:p text:style-name="P80"><text:span text:style-name="T361"><text:s text:c="12"/>pp++;</text:span></text:p>
      <text:p text:style-name="P80"><text:span text:style-name="T361"><text:s text:c="12"/>b = PI[b];</text:span></text:p>
      <text:p text:style-name="P80"><text:span text:style-name="T361"><text:s text:c="8"/>}</text:span></text:p>
      <text:p text:style-name="P80"><text:span text:style-name="T361"><text:s text:c="4"/>}</text:span></text:p>
      <text:p text:style-name="P80"><text:span text:style-name="T362"/></text:p>
      <text:p text:style-name="P80"><text:span text:style-name="T363"><text:s text:c="4"/>cout &lt;&lt; endl &lt;&lt; "Position found = " &lt;&lt; pp &lt;&lt; endl;<text:s text:c="4"/></text:span></text:p>
      <text:p text:style-name="P80"><text:span text:style-name="T363"><text:s text:c="4"/>return 0;</text:span></text:p>
      <text:p text:style-name="P80"><text:span text:style-name="T363">}</text:span></text:p>
      <text:p text:style-name="P81"><text:span text:style-name="T364">Algorytm Knutha-Morrisa-Pratta przed modyfikacj</text:span><text:span text:style-name="T365">ą<text:s/></text:span><text:span text:style-name="T366">(</text:span><text:a xlink:href="https://eduinf.waw.pl/inf/alg/001_search/0049.php"><text:span text:style-name="T367">https://eduinf.waw.pl/inf/alg/001_search/0049.php</text:span></text:a><text:span text:style-name="T368">)</text:span></text:p>
      <text:p text:style-name="P82"><text:span text:style-name="T369">// Wyszukiwanie wzorca algorytmem KMP</text:span></text:p>
      <text:p text:style-name="P82"><text:span text:style-name="T369">// Data:<text:s text:c="2"/>4.06.2008</text:span></text:p>
      <text:p text:style-name="P82"><text:span text:style-name="T369">// (C)2020 mgr Jerzy Wa</text:span><text:span text:style-name="T370">łaszek</text:span></text:p>
      <text:p text:style-name="P82"><text:span text:style-name="T371">//-----------------------------</text:span></text:p>
      <text:p text:style-name="P82"><text:span text:style-name="T372"/></text:p>
      <text:p text:style-name="P82"><text:span text:style-name="T373">#include &lt;iostream&gt;</text:span></text:p>
      <text:p text:style-name="P82"><text:span text:style-name="T373">#include &lt;string&gt;</text:span></text:p>
      <text:p text:style-name="P82"><text:span text:style-name="T373">#include &lt;cstdlib&gt;</text:span></text:p>
      <text:p text:style-name="P82"><text:span text:style-name="T373">#include &lt;time.h&gt;</text:span></text:p>
      <text:p text:style-name="P82"><text:span text:style-name="T374"/></text:p>
      <text:p text:style-name="P83"><text:span text:style-name="T375">using namespace std;</text:span></text:p>
      <text:p text:style-name="P83"><text:span text:style-name="T376"/></text:p>
      <text:p text:style-name="P84"><text:span text:style-name="T377">const int N = 79;<text:s text:c="2"/>// d</text:span><text:span text:style-name="T378">ługość łańcucha s</text:span></text:p>
      <text:p text:style-name="P84"><text:span text:style-name="T379">const int M =<text:s text:c="2"/>5;<text:s text:c="2"/>// d</text:span><text:span text:style-name="T380">ługość wzorca p</text:span></text:p>
      <text:p text:style-name="P84"><text:span text:style-name="T381"/></text:p>
      <text:p text:style-name="P85"><text:span text:style-name="T382">int main( )</text:span></text:p>
      <text:p text:style-name="P85"><text:span text:style-name="T382">{</text:span></text:p>
      <text:p text:style-name="P85"><text:span text:style-name="T382"><text:s text:c="2"/>string s, p;</text:span></text:p>
      <text:p text:style-name="P85"><text:span text:style-name="T382"><text:s text:c="2"/>int KMPNext [ M + 1 ], i, b, pp;</text:span></text:p>
      <text:p text:style-name="P85"><text:span text:style-name="T383"/></text:p>
      <text:p text:style-name="P85"><text:span text:style-name="T384"><text:s text:c="2"/>srand ( ( unsigned )time ( NULL ) );</text:span></text:p>
      <text:p text:style-name="P85"><text:span text:style-name="T385"/></text:p>
      <text:p text:style-name="P86"><text:span text:style-name="T386"><text:s text:c="2"/>// generujemy<text:s/></text:span><text:span text:style-name="T387">łańcuch s</text:span></text:p>
      <text:p text:style-name="P86"><text:span text:style-name="T388"/></text:p>
      <text:p text:style-name="P87"><text:span text:style-name="T389"><text:s text:c="2"/>s = "";</text:span></text:p>
      <text:p text:style-name="P87"><text:span text:style-name="T389"><text:s text:c="2"/>for( i = 0; i &lt; N; i++ ) s += 65 + rand( ) % 2;</text:span></text:p>
      <text:p text:style-name="P87"><text:span text:style-name="T390"/></text:p>
      <text:p text:style-name="P88"><text:span text:style-name="T391"><text:s text:c="2"/>// generujemy wzorzec</text:span></text:p>
      <text:p text:style-name="P88"><text:span text:style-name="T392"/></text:p>
      <text:p text:style-name="P89"><text:span text:style-name="T393"><text:s text:c="2"/>p = "";</text:span></text:p>
      <text:p text:style-name="P89"><text:span text:style-name="T393"><text:s text:c="2"/>for( i = 0; i &lt; M; i++ ) p += 65 + rand( ) % 2;</text:span></text:p>
      <text:p text:style-name="P89"><text:span text:style-name="T394"/></text:p>
      <text:p text:style-name="P90"><text:span text:style-name="T395"><text:s text:c="2"/>// dla wzorca obliczamy tablic</text:span><text:span text:style-name="T396">ę Next [ ] </text:span></text:p>
      <text:p text:style-name="P90"><text:span text:style-name="T397"/></text:p>
      <text:p text:style-name="P91"><text:span text:style-name="T398"><text:s text:c="2"/>KMPNext [ 0 ] = b = -1;</text:span></text:p>
      <text:p text:style-name="P91"><text:span text:style-name="T398"><text:s text:c="2"/>for( i = 1; i &lt;= M; i++ )</text:span></text:p>
      <text:p text:style-name="P91"><text:span text:style-name="T398"><text:s text:c="2"/>{</text:span></text:p>
      <text:p text:style-name="P91"><text:span text:style-name="T398"><text:s text:c="4"/>while( ( b &gt; -1 ) &amp;&amp; ( p [ b ] != p [ i - 1 ] ) ) b = KMPNext [ b ];</text:span></text:p>
      <text:p text:style-name="P91"><text:span text:style-name="T398"><text:s text:c="4"/>++b;</text:span></text:p>
      <text:p text:style-name="P91"><text:span text:style-name="T398"><text:s text:c="4"/>if( ( i == M ) || ( p [ i ] != p [ b ] ) ) KMPNext [ i ] = b;</text:span></text:p>
      <text:p text:style-name="P91"><text:span text:style-name="T398"><text:s text:c="4"/>else KMPNext [ i ] = KMPNext [ b ];</text:span></text:p>
      <text:p text:style-name="P91"><text:span text:style-name="T398"><text:s text:c="2"/>}</text:span></text:p>
      <text:p text:style-name="P91"><text:span text:style-name="T399"/></text:p>
      <text:p text:style-name="P92"><text:span text:style-name="T400"><text:s text:c="2"/>// wypisujemy wzorzec</text:span></text:p>
      <text:p text:style-name="P92"><text:span text:style-name="T401"/></text:p>
      <text:p text:style-name="P93"><text:span text:style-name="T402"><text:s text:c="2"/>cout &lt;&lt; p &lt;&lt; endl;</text:span></text:p>
      <text:p text:style-name="P93"><text:span text:style-name="T403"/></text:p>
      <text:p text:style-name="P94"><text:span text:style-name="T404"><text:s text:c="2"/>// wypisujemy<text:s/></text:span><text:span text:style-name="T405">łańcuch s</text:span></text:p>
      <text:p text:style-name="P94"><text:span text:style-name="T406"/></text:p>
      <text:p text:style-name="P95"><text:span text:style-name="T407"><text:s text:c="2"/>cout &lt;&lt; s &lt;&lt; endl;</text:span></text:p>
      <text:p text:style-name="P95"><text:span text:style-name="T408"/></text:p>
      <text:p text:style-name="P96"><text:span text:style-name="T409"><text:s text:c="2"/>// poszukujemy pozycji wzorca w<text:s/></text:span><text:span text:style-name="T410">łańcuchu</text:span></text:p>
      <text:p text:style-name="P96"><text:span text:style-name="T411"/></text:p>
      <text:p text:style-name="P97"><text:span text:style-name="T412"><text:s text:c="2"/>pp = b = 0;</text:span></text:p>
      <text:p text:style-name="P97"><text:span text:style-name="T412"><text:s text:c="2"/>for( i = 0; i &lt; N; i++ )</text:span></text:p>
      <text:p text:style-name="P97"><text:span text:style-name="T412"><text:s text:c="2"/>{</text:span></text:p>
      <text:p text:style-name="P97"><text:span text:style-name="T412"><text:s text:c="4"/>while( ( b &gt; -1 ) &amp;&amp; ( p [ b ] != s [ i ] ) ) b = KMPNext [ b ];</text:span></text:p>
      <text:p text:style-name="P97"><text:span text:style-name="T412"><text:s text:c="4"/>if( ++b == M )</text:span></text:p>
      <text:p text:style-name="P97"><text:span text:style-name="T412"><text:s text:c="4"/>{</text:span></text:p>
      <text:p text:style-name="P97"><text:span text:style-name="T412"><text:s text:c="6"/>while( pp &lt; i - b + 1 )</text:span></text:p>
      <text:p text:style-name="P97"><text:span text:style-name="T412"><text:s text:c="6"/>{</text:span></text:p>
      <text:p text:style-name="P97"><text:span text:style-name="T412"><text:s text:c="8"/>cout &lt;&lt; " "; pp++;</text:span></text:p>
      <text:p text:style-name="P97"><text:span text:style-name="T412"><text:s text:c="6"/>}</text:span></text:p>
      <text:p text:style-name="P97"><text:span text:style-name="T412"><text:s text:c="6"/>cout &lt;&lt; "^"; pp++;</text:span></text:p>
      <text:p text:style-name="P97"><text:span text:style-name="T412"><text:s text:c="6"/>b = KMPNext [ b ];</text:span></text:p>
      <text:p text:style-name="P97"><text:span text:style-name="T412"><text:s text:c="4"/>}</text:span></text:p>
      <text:p text:style-name="P97"><text:span text:style-name="T412"><text:s text:c="2"/>}</text:span></text:p>
      <text:p text:style-name="P97"><text:span text:style-name="T412"><text:s text:c="2"/>cout &lt;&lt; endl;</text:span></text:p>
      <text:p text:style-name="P97"><text:span text:style-name="T412"><text:s text:c="2"/>return 0;</text:span></text:p>
      <text:p text:style-name="P97"><text:span text:style-name="T412">} </text:span></text:p>
      <text:p text:style-name="P98"><text:span text:style-name="T413"/></text:p>
      <text:p text:style-name="P99"><text:span text:style-name="T414">Algorytm Knutha-Morrisa-Pratta po modyfikacji </text:span></text:p>
      <text:p text:style-name="P100"><text:span text:style-name="T415">// Wyszukiwanie wzorca algorytmem KMP</text:span></text:p>
      <text:p text:style-name="P100"><text:span text:style-name="T415">// Data:<text:s text:c="2"/>4.06.2008</text:span></text:p>
      <text:p text:style-name="P100"><text:span text:style-name="T415">// (C)2020 mgr Jerzy Wa</text:span><text:span text:style-name="T416">łaszek</text:span></text:p>
      <text:p text:style-name="P100"><text:span text:style-name="T416">//-----------------------------</text:span></text:p>
      <text:p text:style-name="P100"><text:span text:style-name="T416"/></text:p>
      <text:p text:style-name="P100"><text:span text:style-name="T416">#include &lt;iostream&gt;</text:span></text:p>
      <text:p text:style-name="P100"><text:span text:style-name="T416">#include &lt;string&gt;</text:span></text:p>
      <text:p text:style-name="P100"><text:span text:style-name="T416">#include &lt;cstdlib&gt;</text:span></text:p>
      <text:p text:style-name="P100"><text:span text:style-name="T416">#include &lt;time.h&gt;</text:span></text:p>
      <text:p text:style-name="P100"><text:span text:style-name="T416"/></text:p>
      <text:p text:style-name="P100"><text:span text:style-name="T416">using namespace std;</text:span></text:p>
      <text:p text:style-name="P100"><text:span text:style-name="T416"/></text:p>
      <text:p text:style-name="P100"><text:span text:style-name="T416"/></text:p>
      <text:p text:style-name="P100"><text:span text:style-name="T416">int main( )</text:span></text:p>
      <text:p text:style-name="P100"><text:span text:style-name="T416">{</text:span></text:p>
      <text:p text:style-name="P100"><text:span text:style-name="T416"><text:s text:c="2"/>string s, p;</text:span></text:p>
      <text:p text:style-name="P100"><text:span text:style-name="T416"><text:s text:c="2"/>srand ( ( unsigned )time ( NULL ) );</text:span></text:p>
      <text:p text:style-name="P100"><text:span text:style-name="T416"/></text:p>
      <text:p text:style-name="P100"><text:span text:style-name="T416"><text:s text:c="2"/>// generujemy łańcuch s</text:span></text:p>
      <text:p text:style-name="P100"><text:span text:style-name="T416"><text:s text:c="2"/>s = "The chair sat in the corner where it had been for over 25 years.";</text:span></text:p>
      <text:p text:style-name="P100"><text:span text:style-name="T416"><text:s text:c="2"/>const int N = s.length();</text:span></text:p>
      <text:p text:style-name="P100"><text:span text:style-name="T416"/></text:p>
      <text:p text:style-name="P100"><text:span text:style-name="T416"><text:s text:c="2"/>// generujemy wzorzec</text:span></text:p>
      <text:p text:style-name="P100"><text:span text:style-name="T416"><text:s text:c="2"/>p = "chair";</text:span></text:p>
      <text:p text:style-name="P100"><text:span text:style-name="T416"><text:s text:c="2"/>const int M = p.length();</text:span></text:p>
      <text:p text:style-name="P100"><text:span text:style-name="T416"/></text:p>
      <text:p text:style-name="P100"><text:span text:style-name="T416"/></text:p>
      <text:p text:style-name="P100"><text:span text:style-name="T416"><text:s text:c="2"/>// dla wzorca obliczamy tablicę Next [ ] </text:span></text:p>
      <text:p text:style-name="P100"><text:span text:style-name="T416"><text:s text:c="2"/>int KMPNext [ M + 1 ], i, b, pp;</text:span></text:p>
      <text:p text:style-name="P100"><text:span text:style-name="T416"/></text:p>
      <text:p text:style-name="P100"><text:span text:style-name="T416"><text:s text:c="2"/>KMPNext [ 0 ] = b = -1;</text:span></text:p>
      <text:p text:style-name="P100"><text:span text:style-name="T416"><text:s text:c="2"/>for( i = 1; i &lt;= M; i++ )</text:span></text:p>
      <text:p text:style-name="P100"><text:span text:style-name="T416"><text:s text:c="2"/>{</text:span></text:p>
      <text:p text:style-name="P100"><text:span text:style-name="T416"><text:s text:c="4"/>while( ( b &gt; -1 ) &amp;&amp; ( p [ b ] != p [ i - 1 ] ) ) b = KMPNext [ b ];</text:span></text:p>
      <text:p text:style-name="P100"><text:span text:style-name="T416"><text:s text:c="4"/>++b;</text:span></text:p>
      <text:p text:style-name="P100"><text:span text:style-name="T416"><text:s text:c="4"/>if( ( i == M ) || ( p [ i ] != p [ b ] ) ) KMPNext [ i ] = b;</text:span></text:p>
      <text:p text:style-name="P100"><text:span text:style-name="T416"><text:s text:c="4"/>else KMPNext [ i ] = KMPNext [ b ];</text:span></text:p>
      <text:p text:style-name="P100"><text:span text:style-name="T416"><text:s text:c="2"/>}</text:span></text:p>
      <text:p text:style-name="P100"><text:span text:style-name="T416"/></text:p>
      <text:p text:style-name="P100"><text:span text:style-name="T416"><text:s text:c="2"/>// wypisujemy wzorzec</text:span></text:p>
      <text:p text:style-name="P100"><text:span text:style-name="T416"><text:s text:c="2"/>cout &lt;&lt; p &lt;&lt; endl;</text:span></text:p>
      <text:p text:style-name="P100"><text:span text:style-name="T416"/></text:p>
      <text:p text:style-name="P100"><text:span text:style-name="T416"><text:s text:c="2"/>// wypisujemy łańcuch s</text:span></text:p>
      <text:p text:style-name="P100"><text:span text:style-name="T416"><text:s text:c="2"/>cout &lt;&lt; s &lt;&lt; endl;</text:span></text:p>
      <text:p text:style-name="P100"><text:span text:style-name="T416"/></text:p>
      <text:p text:style-name="P100"><text:span text:style-name="T416"><text:s text:c="2"/>// poszukujemy pozycji wzorca w łańcuchu</text:span></text:p>
      <text:p text:style-name="P100"><text:span text:style-name="T416"/></text:p>
      <text:p text:style-name="P100"><text:span text:style-name="T416"><text:s text:c="2"/>pp = b = 0;</text:span></text:p>
      <text:p text:style-name="P100"><text:span text:style-name="T416"><text:s text:c="2"/>for( i = 0; i &lt; N; i++ )</text:span></text:p>
      <text:p text:style-name="P100"><text:span text:style-name="T416"><text:s text:c="2"/>{</text:span></text:p>
      <text:p text:style-name="P100"><text:span text:style-name="T416"><text:s text:c="4"/>while( ( b &gt; -1 ) &amp;&amp; ( p [ b ] != s [ i ] ) ) b = KMPNext [ b ];</text:span></text:p>
      <text:p text:style-name="P100"><text:span text:style-name="T416"><text:s text:c="4"/>if( ++b == M )</text:span></text:p>
      <text:p text:style-name="P100"><text:span text:style-name="T416"><text:s text:c="4"/>{</text:span></text:p>
      <text:p text:style-name="P100"><text:span text:style-name="T416"><text:s text:c="6"/>while( pp &lt; i - b + 1 )</text:span></text:p>
      <text:p text:style-name="P100"><text:span text:style-name="T416"><text:s text:c="6"/>{</text:span></text:p>
      <text:p text:style-name="P100"><text:span text:style-name="T416"><text:s text:c="8"/>cout &lt;&lt; " "; pp++;</text:span></text:p>
      <text:p text:style-name="P100"><text:span text:style-name="T416"><text:s text:c="6"/>}</text:span></text:p>
      <text:p text:style-name="P100"><text:span text:style-name="T416"><text:s text:c="6"/>cout &lt;&lt; "^"; pp++;</text:span></text:p>
      <text:p text:style-name="P100"><text:span text:style-name="T416"><text:s text:c="6"/>b = KMPNext [ b ];</text:span></text:p>
      <text:p text:style-name="P100"><text:span text:style-name="T416"><text:s text:c="4"/>}</text:span></text:p>
      <text:p text:style-name="P100"><text:span text:style-name="T416"><text:s text:c="2"/>}</text:span></text:p>
      <text:p text:style-name="P100"><text:span text:style-name="T416"><text:s text:c="2"/>cout &lt;&lt; endl;</text:span></text:p>
      <text:p text:style-name="P100"><text:span text:style-name="T416"><text:s text:c="2"/>return 0;</text:span></text:p>
      <text:p text:style-name="P100"><text:span text:style-name="T416">}<text:s/></text:span><text:span text:style-name="T417"/></text:p>
      <text:p text:style-name="P101"><text:span text:style-name="T418">Algorytm Boyera-Moora przed modyfikacj</text:span><text:span text:style-name="T419">ą<text:s/></text:span><text:span text:style-name="T420">(</text:span><text:a xlink:href="https://eduinf.waw.pl/inf/alg/001_search/0051.php"><text:span text:style-name="T421">https://eduinf.waw.pl/inf/alg/001_search/0051.php</text:span></text:a><text:span text:style-name="T422">)</text:span></text:p>
      <text:p text:style-name="P102"><text:span text:style-name="T423">// Wyszukiwanie wzorca pe</text:span><text:span text:style-name="T424">łnym algorytmem BM</text:span></text:p>
      <text:p text:style-name="P102"><text:span text:style-name="T425">// Data:<text:s text:c="2"/>10.06.2008</text:span></text:p>
      <text:p text:style-name="P102"><text:span text:style-name="T425">// (C)2020 mgr Jerzy Wa</text:span><text:span text:style-name="T426">łaszek</text:span></text:p>
      <text:p text:style-name="P102"><text:span text:style-name="T427">//-----------------------------------------</text:span></text:p>
      <text:p text:style-name="P102"><text:span text:style-name="T428"/></text:p>
      <text:p text:style-name="P102"><text:span text:style-name="T429">#include &lt;iostream&gt;</text:span></text:p>
      <text:p text:style-name="P102"><text:span text:style-name="T429">#include &lt;string&gt;</text:span></text:p>
      <text:p text:style-name="P102"><text:span text:style-name="T429">#include &lt;cstdlib&gt;</text:span></text:p>
      <text:p text:style-name="P102"><text:span text:style-name="T429">#include &lt;time.h&gt;</text:span></text:p>
      <text:p text:style-name="P102"><text:span text:style-name="T430"/></text:p>
      <text:p text:style-name="P103"><text:span text:style-name="T431">using namespace std;</text:span></text:p>
      <text:p text:style-name="P103"><text:span text:style-name="T432"/></text:p>
      <text:p text:style-name="P104"><text:span text:style-name="T433">const int N<text:s text:c="2"/>= 79;<text:s text:c="2"/>// d</text:span><text:span text:style-name="T434">ługość łańcucha s</text:span></text:p>
      <text:p text:style-name="P104"><text:span text:style-name="T435">const int M<text:s text:c="2"/>=<text:s text:c="2"/>5;<text:s text:c="2"/>// d</text:span><text:span text:style-name="T436">ługość wzorca p</text:span></text:p>
      <text:p text:style-name="P104"><text:span text:style-name="T437">const int zp = 65;<text:s text:c="2"/>// kod pierwszego znaku alfabetu</text:span></text:p>
      <text:p text:style-name="P104"><text:span text:style-name="T437">const int zk = 66;<text:s text:c="2"/>// kod ostatniego znaku alfabetu</text:span></text:p>
      <text:p text:style-name="P104"><text:span text:style-name="T438"/></text:p>
      <text:p text:style-name="P105"><text:span text:style-name="T439">int main( )</text:span></text:p>
      <text:p text:style-name="P105"><text:span text:style-name="T439">{</text:span></text:p>
      <text:p text:style-name="P105"><text:span text:style-name="T439"><text:s text:c="2"/>string s, p;</text:span></text:p>
      <text:p text:style-name="P105"><text:span text:style-name="T439"><text:s text:c="2"/>int Last [ zk - zp + 1 ], BMNext [ M + 1 ], Pi [ M + 1 ], b, i, j, pp;</text:span></text:p>
      <text:p text:style-name="P105"><text:span text:style-name="T440"/></text:p>
      <text:p text:style-name="P105"><text:span text:style-name="T441"><text:s text:c="2"/>srand ( ( unsigned )time ( NULL ) );</text:span></text:p>
      <text:p text:style-name="P105"><text:span text:style-name="T442"/></text:p>
      <text:p text:style-name="P106"><text:span text:style-name="T443">// generujemy<text:s/></text:span><text:span text:style-name="T444">łańcuch s</text:span></text:p>
      <text:p text:style-name="P106"><text:span text:style-name="T445"/></text:p>
      <text:p text:style-name="P107"><text:span text:style-name="T446"><text:s text:c="2"/>s = "";</text:span></text:p>
      <text:p text:style-name="P107"><text:span text:style-name="T446"><text:s text:c="2"/>for( i = 0; i &lt; N; i++ )</text:span></text:p>
      <text:p text:style-name="P107"><text:span text:style-name="T446"><text:s text:c="4"/>s += zp + rand( ) % ( zk - zp + 1 );</text:span></text:p>
      <text:p text:style-name="P107"><text:span text:style-name="T447"/></text:p>
      <text:p text:style-name="P108"><text:span text:style-name="T448">// generujemy wzorzec p</text:span></text:p>
      <text:p text:style-name="P108"><text:span text:style-name="T449"/></text:p>
      <text:p text:style-name="P109"><text:span text:style-name="T450"><text:s text:c="2"/>p = "";</text:span></text:p>
      <text:p text:style-name="P109"><text:span text:style-name="T450"><text:s text:c="2"/>for( i = 0; i &lt; M; i++ )</text:span></text:p>
      <text:p text:style-name="P109"><text:span text:style-name="T450"><text:s text:c="4"/>p += zp + rand( ) % ( zk - zp + 1 );</text:span></text:p>
      <text:p text:style-name="P109"><text:span text:style-name="T451"/></text:p>
      <text:p text:style-name="P110"><text:span text:style-name="T452">// wypisujemy wzorzec</text:span></text:p>
      <text:p text:style-name="P110"><text:span text:style-name="T453"/></text:p>
      <text:p text:style-name="P111"><text:span text:style-name="T454"><text:s text:c="2"/>cout &lt;&lt; p &lt;&lt; endl;</text:span></text:p>
      <text:p text:style-name="P111"><text:span text:style-name="T455"/></text:p>
      <text:p text:style-name="P112"><text:span text:style-name="T456">// wypisujemy<text:s/></text:span><text:span text:style-name="T457">łańcuch</text:span></text:p>
      <text:p text:style-name="P112"><text:span text:style-name="T458"/></text:p>
      <text:p text:style-name="P113"><text:span text:style-name="T459"><text:s text:c="2"/>cout &lt;&lt; s &lt;&lt; endl;</text:span></text:p>
      <text:p text:style-name="P113"><text:span text:style-name="T460"/></text:p>
      <text:p text:style-name="P114"><text:span text:style-name="T461">// dla wzorca obliczamy tablic</text:span><text:span text:style-name="T462">ę Last [ ] </text:span></text:p>
      <text:p text:style-name="P114"><text:span text:style-name="T463"/></text:p>
      <text:p text:style-name="P115"><text:span text:style-name="T464"><text:s text:c="2"/>for( i = 0; i &lt;= zk - zp; i++ ) Last [ i ] = -1;</text:span></text:p>
      <text:p text:style-name="P115"><text:span text:style-name="T464"><text:s text:c="2"/>for( i = 0; i &lt; M; i++ ) Last [ p [ i ] - zp ] = i;</text:span></text:p>
      <text:p text:style-name="P115"><text:span text:style-name="T465"/></text:p>
      <text:p text:style-name="P116"><text:span text:style-name="T466">// Etap I obliczania tablicy BMNext [ ] </text:span></text:p>
      <text:p text:style-name="P116"><text:span text:style-name="T467"/></text:p>
      <text:p text:style-name="P117"><text:span text:style-name="T468"><text:s text:c="2"/>for( i = 0; i &lt;= M; i++ ) BMNext [ i ] = 0;</text:span></text:p>
      <text:p text:style-name="P117"><text:span text:style-name="T468"><text:s text:c="2"/>i = M; b = M + 1; Pi [ i ] = b;</text:span></text:p>
      <text:p text:style-name="P117"><text:span text:style-name="T468"><text:s text:c="2"/>while( i &gt; 0 )</text:span></text:p>
      <text:p text:style-name="P117"><text:span text:style-name="T468"><text:s text:c="2"/>{</text:span></text:p>
      <text:p text:style-name="P117"><text:span text:style-name="T468"><text:s text:c="4"/>while( ( b &lt;= M ) &amp;&amp; ( p [ i - 1 ] != p [ b - 1 ] ) )</text:span></text:p>
      <text:p text:style-name="P117"><text:span text:style-name="T468"><text:s text:c="4"/>{</text:span></text:p>
      <text:p text:style-name="P117"><text:span text:style-name="T468"><text:s text:c="6"/>if( BMNext [ b ] == 0 ) BMNext [ b ] = b - i;</text:span></text:p>
      <text:p text:style-name="P117"><text:span text:style-name="T468"><text:s text:c="6"/>b = Pi [ b ];</text:span></text:p>
      <text:p text:style-name="P117"><text:span text:style-name="T468"><text:s text:c="4"/>}</text:span></text:p>
      <text:p text:style-name="P117"><text:span text:style-name="T468"><text:s text:c="4"/>Pi [ --i ] = --b;</text:span></text:p>
      <text:p text:style-name="P117"><text:span text:style-name="T468"><text:s text:c="2"/>}</text:span></text:p>
      <text:p text:style-name="P117"><text:span text:style-name="T469"/></text:p>
      <text:p text:style-name="P118"><text:span text:style-name="T470">// Etap II obliczania tablicy BMNext [ ] </text:span></text:p>
      <text:p text:style-name="P118"><text:span text:style-name="T471"/></text:p>
      <text:p text:style-name="P119"><text:span text:style-name="T472"><text:s text:c="2"/>b = Pi [ 0 ];</text:span></text:p>
      <text:p text:style-name="P119"><text:span text:style-name="T472"><text:s text:c="2"/>for( i = 0; i &lt;= M; i++ )</text:span></text:p>
      <text:p text:style-name="P119"><text:span text:style-name="T472"><text:s text:c="2"/>{</text:span></text:p>
      <text:p text:style-name="P119"><text:span text:style-name="T472"><text:s text:c="4"/>if( BMNext [ i ] == 0 ) BMNext [ i ] = b;</text:span></text:p>
      <text:p text:style-name="P119"><text:span text:style-name="T472"><text:s text:c="4"/>if( i == b ) b = Pi [ b ];</text:span></text:p>
      <text:p text:style-name="P119"><text:span text:style-name="T472"><text:s text:c="2"/>}</text:span></text:p>
      <text:p text:style-name="P119"><text:span text:style-name="T473"/></text:p>
      <text:p text:style-name="P120"><text:span text:style-name="T474">// szukamy pozycji wzorca w<text:s/></text:span><text:span text:style-name="T475">łańcuchu</text:span></text:p>
      <text:p text:style-name="P120"><text:span text:style-name="T476"/></text:p>
      <text:p text:style-name="P121"><text:span text:style-name="T477"><text:s text:c="2"/>pp = i = 0;</text:span></text:p>
      <text:p text:style-name="P121"><text:span text:style-name="T477"><text:s text:c="2"/>while( i &lt;= N - M )</text:span></text:p>
      <text:p text:style-name="P121"><text:span text:style-name="T477"><text:s text:c="2"/>{</text:span></text:p>
      <text:p text:style-name="P121"><text:span text:style-name="T477"><text:s text:c="4"/>j = M - 1;</text:span></text:p>
      <text:p text:style-name="P121"><text:span text:style-name="T477"><text:s text:c="4"/>while( ( j &gt; -1 ) &amp;&amp; ( p [ j ] == s [ i + j ] ) ) j--;</text:span></text:p>
      <text:p text:style-name="P121"><text:span text:style-name="T477"><text:s text:c="4"/>if( j == -1 )</text:span></text:p>
      <text:p text:style-name="P121"><text:span text:style-name="T477"><text:s text:c="4"/>{</text:span></text:p>
      <text:p text:style-name="P121"><text:span text:style-name="T477"><text:s text:c="6"/>while( pp &lt; i )</text:span></text:p>
      <text:p text:style-name="P121"><text:span text:style-name="T477"><text:s text:c="6"/>{</text:span></text:p>
      <text:p text:style-name="P121"><text:span text:style-name="T477"><text:s text:c="8"/>cout &lt;&lt; " "; pp++;</text:span></text:p>
      <text:p text:style-name="P121"><text:span text:style-name="T477"><text:s text:c="6"/>}</text:span></text:p>
      <text:p text:style-name="P121"><text:span text:style-name="T477"><text:s text:c="6"/>cout &lt;&lt; "^"; pp++;</text:span></text:p>
      <text:p text:style-name="P121"><text:span text:style-name="T477"><text:s text:c="6"/>i += BMNext [ 0 ];</text:span></text:p>
      <text:p text:style-name="P121"><text:span text:style-name="T477"><text:s text:c="4"/>}</text:span></text:p>
      <text:p text:style-name="P121"><text:span text:style-name="T477"><text:s text:c="4"/>else i += max ( BMNext [ j+1 ], j-Last [ s [ i+j ] -zp ] );</text:span></text:p>
      <text:p text:style-name="P121"><text:span text:style-name="T477"><text:s text:c="2"/>}</text:span></text:p>
      <text:p text:style-name="P121"><text:span text:style-name="T477"><text:s text:c="2"/>cout &lt;&lt; endl;</text:span></text:p>
      <text:p text:style-name="P121"><text:span text:style-name="T477"><text:s text:c="2"/>return 0;</text:span></text:p>
      <text:p text:style-name="P121"><text:span text:style-name="T477">} </text:span></text:p>
      <text:p text:style-name="P122"><text:span text:style-name="T478"/></text:p>
      <text:p text:style-name="P123"><text:span text:style-name="T479">Algorytm Boyera-Moora po modyfikacji </text:span></text:p>
      <text:p text:style-name="P124"><text:span text:style-name="T480">// Wyszukiwanie wzorca pe</text:span><text:span text:style-name="T481">łnym algorytmem BM</text:span></text:p>
      <text:p text:style-name="P124"><text:span text:style-name="T481">// Data:<text:s text:c="2"/>10.06.2008</text:span></text:p>
      <text:p text:style-name="P124"><text:span text:style-name="T481">// (C)2020 mgr Jerzy Wałaszek</text:span></text:p>
      <text:p text:style-name="P124"><text:span text:style-name="T481">//-----------------------------------------</text:span></text:p>
      <text:p text:style-name="P124"><text:span text:style-name="T481"/></text:p>
      <text:p text:style-name="P124"><text:span text:style-name="T481">#include &lt;iostream&gt;</text:span></text:p>
      <text:p text:style-name="P124"><text:span text:style-name="T481">#include &lt;string&gt;</text:span></text:p>
      <text:p text:style-name="P124"><text:span text:style-name="T481">#include &lt;cstdlib&gt;</text:span></text:p>
      <text:p text:style-name="P124"><text:span text:style-name="T481">#include &lt;time.h&gt;</text:span></text:p>
      <text:p text:style-name="P124"><text:span text:style-name="T481"/></text:p>
      <text:p text:style-name="P124"><text:span text:style-name="T481">using namespace std;</text:span></text:p>
      <text:p text:style-name="P124"><text:span text:style-name="T481"/></text:p>
      <text:p text:style-name="P124"><text:span text:style-name="T481">string s = "Today the opportunity had finally come.";</text:span></text:p>
      <text:p text:style-name="P124"><text:span text:style-name="T481">const int N = s.length(); // długość łańcucha s</text:span></text:p>
      <text:p text:style-name="P124"><text:span text:style-name="T481"/></text:p>
      <text:p text:style-name="P124"><text:span text:style-name="T481">string p = "opportunity";</text:span></text:p>
      <text:p text:style-name="P124"><text:span text:style-name="T481">const int M = p.length(); // długość wzorca p</text:span></text:p>
      <text:p text:style-name="P124"><text:span text:style-name="T481"/></text:p>
      <text:p text:style-name="P124"><text:span text:style-name="T481">const int zp = 65;<text:s text:c="2"/>// kod pierwszego znaku alfabetu</text:span></text:p>
      <text:p text:style-name="P124"><text:span text:style-name="T481">const int zk = 66;<text:s text:c="2"/>// kod ostatniego znaku alfabetu</text:span></text:p>
      <text:p text:style-name="P124"><text:span text:style-name="T481"/></text:p>
      <text:p text:style-name="P124"><text:span text:style-name="T481">int main( )</text:span></text:p>
      <text:p text:style-name="P124"><text:span text:style-name="T481">{</text:span></text:p>
      <text:p text:style-name="P124"><text:span text:style-name="T481"><text:s text:c="2"/>int Last [ zk - zp + 1 ], BMNext [ M + 1 ], Pi [ M + 1 ], b, i, j, pp;</text:span></text:p>
      <text:p text:style-name="P124"><text:span text:style-name="T481"><text:s text:c="2"/>srand ( ( unsigned )time ( NULL ) );</text:span></text:p>
      <text:p text:style-name="P124"><text:span text:style-name="T481"/></text:p>
      <text:p text:style-name="P124"><text:span text:style-name="T481">// wypisujemy wzorzec</text:span></text:p>
      <text:p text:style-name="P124"><text:span text:style-name="T481"/></text:p>
      <text:p text:style-name="P124"><text:span text:style-name="T481"><text:s text:c="2"/>cout &lt;&lt; p &lt;&lt; endl;</text:span></text:p>
      <text:p text:style-name="P124"><text:span text:style-name="T481"/></text:p>
      <text:p text:style-name="P124"><text:span text:style-name="T481">// wypisujemy łańcuch</text:span></text:p>
      <text:p text:style-name="P124"><text:span text:style-name="T481"/></text:p>
      <text:p text:style-name="P124"><text:span text:style-name="T481"><text:s text:c="2"/>cout &lt;&lt; s &lt;&lt; endl;</text:span></text:p>
      <text:p text:style-name="P124"><text:span text:style-name="T481"/></text:p>
      <text:p text:style-name="P124"><text:span text:style-name="T481">// dla wzorca obliczamy tablicę Last [ ] </text:span></text:p>
      <text:p text:style-name="P124"><text:span text:style-name="T481"/></text:p>
      <text:p text:style-name="P124"><text:span text:style-name="T481"><text:s text:c="2"/>for( i = 0; i &lt;= zk - zp; i++ ) Last [ i ] = -1;</text:span></text:p>
      <text:p text:style-name="P124"><text:span text:style-name="T481"><text:s text:c="2"/>for( i = 0; i &lt; M; i++ ) Last [ p [ i ] - zp ] = i;</text:span></text:p>
      <text:p text:style-name="P124"><text:span text:style-name="T481"/></text:p>
      <text:p text:style-name="P124"><text:span text:style-name="T481">// Etap I obliczania tablicy BMNext [ ] </text:span></text:p>
      <text:p text:style-name="P124"><text:span text:style-name="T481"/></text:p>
      <text:p text:style-name="P124"><text:span text:style-name="T481"><text:s text:c="2"/>for( i = 0; i &lt;= M; i++ ) BMNext [ i ] = 0;</text:span></text:p>
      <text:p text:style-name="P124"><text:span text:style-name="T481"><text:s text:c="2"/>i = M; b = M + 1; Pi [ i ] = b;</text:span></text:p>
      <text:p text:style-name="P124"><text:span text:style-name="T481"><text:s text:c="2"/>while( i &gt; 0 )</text:span></text:p>
      <text:p text:style-name="P124"><text:span text:style-name="T481"><text:s text:c="2"/>{</text:span></text:p>
      <text:p text:style-name="P124"><text:span text:style-name="T481"><text:s text:c="4"/>while( ( b &lt;= M ) &amp;&amp; ( p [ i - 1 ] != p [ b - 1 ] ) )</text:span></text:p>
      <text:p text:style-name="P124"><text:span text:style-name="T481"><text:s text:c="4"/>{</text:span></text:p>
      <text:p text:style-name="P124"><text:span text:style-name="T481"><text:s text:c="6"/>if( BMNext [ b ] == 0 ) BMNext [ b ] = b - i;</text:span></text:p>
      <text:p text:style-name="P124"><text:span text:style-name="T481"><text:s text:c="6"/>b = Pi [ b ];</text:span></text:p>
      <text:p text:style-name="P124"><text:span text:style-name="T481"><text:s text:c="4"/>}</text:span></text:p>
      <text:p text:style-name="P124"><text:span text:style-name="T481"><text:s text:c="4"/>Pi [ --i ] = --b;</text:span></text:p>
      <text:p text:style-name="P124"><text:span text:style-name="T481"><text:s text:c="2"/>}</text:span></text:p>
      <text:p text:style-name="P124"><text:span text:style-name="T481"/></text:p>
      <text:p text:style-name="P124"><text:span text:style-name="T481">// Etap II obliczania tablicy BMNext [ ] </text:span></text:p>
      <text:p text:style-name="P124"><text:span text:style-name="T481"/></text:p>
      <text:p text:style-name="P124"><text:span text:style-name="T481"><text:s text:c="2"/>b = Pi [ 0 ];</text:span></text:p>
      <text:p text:style-name="P124"><text:span text:style-name="T481"><text:s text:c="2"/>for( i = 0; i &lt;= M; i++ )</text:span></text:p>
      <text:p text:style-name="P124"><text:span text:style-name="T481"><text:s text:c="2"/>{</text:span></text:p>
      <text:p text:style-name="P124"><text:span text:style-name="T481"><text:s text:c="4"/>if( BMNext [ i ] == 0 ) BMNext [ i ] = b;</text:span></text:p>
      <text:p text:style-name="P124"><text:span text:style-name="T481"><text:s text:c="4"/>if( i == b ) b = Pi [ b ];</text:span></text:p>
      <text:p text:style-name="P124"><text:span text:style-name="T481"><text:s text:c="2"/>}</text:span></text:p>
      <text:p text:style-name="P124"><text:span text:style-name="T481"/></text:p>
      <text:p text:style-name="P124"><text:span text:style-name="T481">// szukamy pozycji wzorca w łańcuchu</text:span></text:p>
      <text:p text:style-name="P124"><text:span text:style-name="T481"/></text:p>
      <text:p text:style-name="P124"><text:span text:style-name="T481"><text:s text:c="2"/>pp = i = 0;</text:span></text:p>
      <text:p text:style-name="P124"><text:span text:style-name="T481"><text:s text:c="2"/>while( i &lt;= N - M )</text:span></text:p>
      <text:p text:style-name="P124"><text:span text:style-name="T481"><text:s text:c="2"/>{</text:span></text:p>
      <text:p text:style-name="P124"><text:span text:style-name="T481"><text:s text:c="4"/>j = M - 1;</text:span></text:p>
      <text:p text:style-name="P124"><text:span text:style-name="T481"><text:s text:c="4"/>while( ( j &gt; -1 ) &amp;&amp; ( p [ j ] == s [ i + j ] ) ) j--;</text:span></text:p>
      <text:p text:style-name="P124"><text:span text:style-name="T481"><text:s text:c="4"/>if( j == -1 )</text:span></text:p>
      <text:p text:style-name="P124"><text:span text:style-name="T481"><text:s text:c="4"/>{</text:span></text:p>
      <text:p text:style-name="P124"><text:span text:style-name="T481"><text:s text:c="6"/>while( pp &lt; i )</text:span></text:p>
      <text:p text:style-name="P124"><text:span text:style-name="T481"><text:s text:c="6"/>{</text:span></text:p>
      <text:p text:style-name="P124"><text:span text:style-name="T481"><text:s text:c="8"/>cout &lt;&lt; " "; pp++;</text:span></text:p>
      <text:p text:style-name="P124"><text:span text:style-name="T481"><text:s text:c="6"/>}</text:span></text:p>
      <text:p text:style-name="P124"><text:span text:style-name="T481"><text:s text:c="6"/>cout &lt;&lt; "^"; pp++;</text:span></text:p>
      <text:p text:style-name="P124"><text:span text:style-name="T481"><text:s text:c="6"/>i += BMNext [ 0 ];</text:span></text:p>
      <text:p text:style-name="P124"><text:span text:style-name="T481"><text:s text:c="4"/>}</text:span></text:p>
      <text:p text:style-name="P124"><text:span text:style-name="T481"><text:s text:c="4"/>else i += max ( BMNext [ j+1 ], j-Last [ s [ i+j ] -zp ] );</text:span></text:p>
      <text:p text:style-name="P124"><text:span text:style-name="T481"><text:s text:c="2"/>}</text:span></text:p>
      <text:p text:style-name="P124"><text:span text:style-name="T481"><text:s text:c="2"/>cout &lt;&lt; endl;</text:span></text:p>
      <text:p text:style-name="P124"><text:span text:style-name="T481"><text:s text:c="2"/>return 0;</text:span></text:p>
      <text:p text:style-name="P124"><text:span text:style-name="T481">}<text:s/></text:span><text:span text:style-name="T482"/></text:p>
      <text:p text:style-name="P125"><text:span text:style-name="T483">Zadanie<text:s/></text:span><text:span text:style-name="T484">2</text:span><text:span text:style-name="T485"><text:s/></text:span><text:span text:style-name="T486">–</text:span><text:span text:style-name="T487"><text:s/></text:span><text:span text:style-name="T488">Szyfrowanie</text:span></text:p>
      <text:p text:style-name="P125"><text:span text:style-name="T489">1. Szyfr Cezara</text:span></text:p>
      <text:p text:style-name="P126"><draw:frame text:anchor-type="as-char" svg:width="152.66mm" svg:height="11.91mm" style:rel-width="scale" style:rel-height="scale"><draw:object-ole xlink:href="OleObj1"/><draw:image xlink:href="ObjectReplacements/OleObj1"/></draw:frame><text:span text:style-name="T490"/></text:p>
      <text:p text:style-name="P126"><draw:frame text:anchor-type="as-char" svg:width="263.79mm" svg:height="19.58mm" style:rel-width="scale" style:rel-height="scale"><draw:object-ole xlink:href="OleObj2"/><draw:image xlink:href="ObjectReplacements/OleObj2"/></draw:frame><text:span text:style-name="T490"/></text:p>
      <text:p text:style-name="P126"><text:span text:style-name="T490"/></text:p>
      <text:p text:style-name="P126"><text:span text:style-name="T491"/></text:p>
      <text:p text:style-name="P126"><text:span text:style-name="T491">2. Szyfrowanie z pseudo-losowym dostępem<text:s/></text:span><text:span text:style-name="T492"/></text:p>
      <text:p text:style-name="P126"><draw:frame text:anchor-type="as-char" svg:width="153.46mm" svg:height="15.61mm" style:rel-width="scale" style:rel-height="scale"><draw:object-ole xlink:href="OleObj3"/><draw:image xlink:href="ObjectReplacements/OleObj3"/></draw:frame><text:span text:style-name="T492"/></text:p>
      <text:p text:style-name="P126"><draw:frame text:anchor-type="as-char" svg:width="263.26mm" svg:height="24.08mm" style:rel-width="scale" style:rel-height="scale"><draw:object-ole xlink:href="OleObj4"/><draw:image xlink:href="ObjectReplacements/OleObj4"/></draw:frame><text:span text:style-name="T492"/></text:p>
      <text:p text:style-name="P126"><text:span text:style-name="T492"/></text:p>
      <text:p text:style-name="P126"><text:span text:style-name="T493">3. Szyfr przedstawieniowy</text:span><text:span text:style-name="T494"/></text:p>
      <text:p text:style-name="P126"><draw:frame text:anchor-type="as-char" svg:width="153.99mm" svg:height="9.79mm" style:rel-width="scale" style:rel-height="scale"><draw:object-ole xlink:href="OleObj5"/><draw:image xlink:href="ObjectReplacements/OleObj5"/></draw:frame><text:span text:style-name="T494"/></text:p>
      <text:p text:style-name="P126"><draw:frame text:anchor-type="as-char" svg:width="264.32mm" svg:height="20.37mm" style:rel-width="scale" style:rel-height="scale"><draw:object-ole xlink:href="OleObj6"/><draw:image xlink:href="ObjectReplacements/OleObj6"/></draw:frame><text:span text:style-name="T494"/></text:p>
      <text:p text:style-name="P126"><text:span text:style-name="T494"/></text:p>
      <text:p text:style-name="P126"><text:span text:style-name="T495">4. Szyfr Enigmy</text:span><text:span text:style-name="T496"/></text:p>
      <text:p text:style-name="P126"><draw:frame text:anchor-type="as-char" svg:width="28.05mm" svg:height="24.08mm" style:rel-width="scale" style:rel-height="scale"><draw:object-ole xlink:href="OleObj7"/><draw:image xlink:href="ObjectReplacements/OleObj7"/></draw:frame><text:span text:style-name="T496"/></text:p>
      <text:p text:style-name="P126"><draw:frame text:anchor-type="as-char" svg:width="18.26mm" svg:height="24.87mm" style:rel-width="scale" style:rel-height="scale"><draw:object-ole xlink:href="OleObj8"/><draw:image xlink:href="ObjectReplacements/OleObj8"/></draw:frame><text:span text:style-name="T496"/></text:p>
      <text:p text:style-name="P126"><text:span text:style-name="T496"/></text:p>
      <text:p text:style-name="P127"><text:span text:style-name="T497">5. Szyfr RSA</text:span></text:p>
      <text:p text:style-name="P128"><draw:frame text:anchor-type="as-char" svg:width="43.66mm" svg:height="30.16mm" style:rel-width="scale" style:rel-height="scale"><draw:object-ole xlink:href="OleObj9"/><draw:image xlink:href="ObjectReplacements/OleObj9"/></draw:frame><text:span text:style-name="T497"/></text:p>
      <text:p text:style-name="P128"><draw:frame text:anchor-type="as-char" svg:width="81.23mm" svg:height="49.21mm" style:rel-width="scale" style:rel-height="scale"><draw:object-ole xlink:href="OleObj10"/><draw:image xlink:href="ObjectReplacements/OleObj10"/></draw:frame><text:span text:style-name="T498"/></text:p>
      <text:p text:style-name="P129"><text:span text:style-name="T498"/></text:p>
      <text:p text:style-name="P130"><draw:frame text:anchor-type="as-char" svg:width="42.60mm" svg:height="29.63mm" style:rel-width="scale" style:rel-height="scale"><draw:object-ole xlink:href="OleObj11"/><draw:image xlink:href="ObjectReplacements/OleObj11"/></draw:frame><text:span text:style-name="T498"/></text:p>
      <text:p text:style-name="P130"><draw:frame text:anchor-type="as-char" svg:width="51.86mm" svg:height="47.10mm" style:rel-width="scale" style:rel-height="scale"><draw:object-ole xlink:href="OleObj12"/><draw:image xlink:href="ObjectReplacements/OleObj12"/></draw:frame><text:span text:style-name="T498"/></text:p>
      <text:p text:style-name="P130"><text:span text:style-name="T498"/></text:p>
      <text:p text:style-name="P131"><text:span text:style-name="T498"/></text:p>
      <text:p text:style-name="P132"><text:span text:style-name="T49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